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P21" style:parent-style-name="Normal" style:list-style-name="LFO2" style:family="paragraph"/>
    <style:style style:name="T2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5" style:family="paragraph"/>
    <style:style style:name="P37" style:parent-style-name="Normal" style:list-style-name="LFO5" style:family="paragraph"/>
    <style:style style:name="P38" style:parent-style-name="Normal" style:list-style-name="LFO5" style:family="paragraph"/>
    <style:style style:name="T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6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6" style:family="paragraph"/>
    <style:style style:name="P44" style:parent-style-name="Normal" style:list-style-name="LFO6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7" style:family="paragraph"/>
    <style:style style:name="P49" style:parent-style-name="Normal" style:list-style-name="LFO7" style:family="paragraph"/>
    <style:style style:name="P50" style:parent-style-name="Normal" style:list-style-name="LFO7" style:family="paragraph"/>
    <style:style style:name="T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8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8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9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9" style:family="paragraph"/>
    <style:style style:name="P65" style:parent-style-name="Normal" style:list-style-name="LFO9" style:family="paragraph"/>
    <style:style style:name="P66" style:parent-style-name="Normal" style:list-style-name="LFO9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9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10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10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10" style:family="paragraph"/>
    <style:style style:name="T7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11" style:family="paragraph"/>
    <style:style style:name="P82" style:parent-style-name="Normal" style:list-style-name="LFO11" style:family="paragraph"/>
    <style:style style:name="T8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12" style:family="paragraph"/>
    <style:style style:name="P86" style:parent-style-name="Normal" style:list-style-name="LFO12" style:family="paragraph"/>
    <style:style style:name="P87" style:parent-style-name="Normal" style:list-style-name="LFO12" style:family="paragraph"/>
    <style:style style:name="T8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13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13" style:family="paragraph"/>
    <style:style style:name="T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14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14" style:family="paragraph"/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15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15" style:family="paragraph"/>
    <style:style style:name="P106" style:parent-style-name="Normal" style:list-style-name="LFO15" style:family="paragraph"/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16" style:family="paragraph"/>
    <style:style style:name="P110" style:parent-style-name="Normal" style:list-style-name="LFO16" style:family="paragraph"/>
    <style:style style:name="T11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17" style:family="paragraph"/>
    <style:style style:name="P114" style:parent-style-name="Normal" style:list-style-name="LFO17" style:family="paragraph"/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8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18" style:family="paragraph"/>
    <style:style style:name="T1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list-style-name="LFO19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list-style-name="LFO19" style:family="paragraph"/>
    <style:style style:name="T1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ableColumn131" style:family="table-column">
      <style:table-column-properties style:column-width="0.8in"/>
    </style:style>
    <style:style style:name="TableColumn132" style:family="table-column">
      <style:table-column-properties style:column-width="0.5798in"/>
    </style:style>
    <style:style style:name="TableColumn133" style:family="table-column">
      <style:table-column-properties style:column-width="0.7673in"/>
    </style:style>
    <style:style style:name="Table130" style:family="table">
      <style:table-properties style:width="2.1472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list-style-name="LFO20" style:family="paragraph"/>
    <style:style style:name="P152" style:parent-style-name="Normal" style:list-style-name="LFO20" style:family="paragraph"/>
    <style:style style:name="P153" style:parent-style-name="Normal" style:list-style-name="LFO20" style:family="paragraph"/>
    <style:style style:name="T1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21" style:family="paragraph"/>
    <style:style style:name="P157" style:parent-style-name="Normal" style:list-style-name="LFO21" style:family="paragraph"/>
    <style:style style:name="T15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list-style-name="LFO22" style:family="paragraph"/>
    <style:style style:name="P164" style:parent-style-name="Normal" style:list-style-name="LFO22" style:family="paragraph"/>
    <style:style style:name="P165" style:parent-style-name="Normal" style:list-style-name="LFO22" style:family="paragraph"/>
    <style:style style:name="T16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23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23" style:family="paragraph"/>
    <style:style style:name="P171" style:parent-style-name="Normal" style:list-style-name="LFO23" style:family="paragraph"/>
    <style:style style:name="P172" style:parent-style-name="Normal" style:list-style-name="LFO23" style:family="paragraph"/>
    <style:style style:name="P173" style:parent-style-name="Normal" style:list-style-name="LFO23" style:family="paragraph"/>
    <style:style style:name="T17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Normal" style:list-style-name="LFO24" style:family="paragraph"/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Normal" style:list-style-name="LFO24" style:family="paragraph"/>
    <style:style style:name="T17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list-style-name="LFO25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Normal" style:list-style-name="LFO25" style:family="paragraph"/>
    <style:style style:name="T18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list-style-name="LFO26" style:family="paragraph"/>
    <style:style style:name="P187" style:parent-style-name="Normal" style:list-style-name="LFO26" style:family="paragraph"/>
    <style:style style:name="P188" style:parent-style-name="Normal" style:list-style-name="LFO26" style:family="paragraph"/>
    <style:style style:name="T1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list-style-name="LFO29" style:family="paragraph"/>
    <style:style style:name="P197" style:parent-style-name="Normal" style:list-style-name="LFO29" style:family="paragraph"/>
    <style:style style:name="T198" style:parent-style-name="DefaultParagraphFont" style:family="text">
      <style:text-properties fo:font-weight="bold" style:font-weight-asian="bold" style:font-weight-complex="bold"/>
    </style:style>
    <style:style style:name="P199" style:parent-style-name="Normal" style:list-style-name="LFO29" style:family="paragraph"/>
    <style:style style:name="T200" style:parent-style-name="DefaultParagraphFont" style:family="text">
      <style:text-properties fo:font-weight="bold" style:font-weight-asian="bold" style:font-weight-complex="bold"/>
    </style:style>
    <style:style style:name="P201" style:parent-style-name="Normal" style:list-style-name="LFO29" style:family="paragraph"/>
    <style:style style:name="T20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list-style-name="LFO30" style:family="paragraph"/>
    <style:style style:name="P207" style:parent-style-name="Normal" style:list-style-name="LFO30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P210" style:parent-style-name="Normal" style:list-style-name="LFO31" style:family="paragraph"/>
    <style:style style:name="P211" style:parent-style-name="Normal" style:list-style-name="LFO31" style:family="paragraph"/>
    <style:style style:name="T212" style:parent-style-name="DefaultParagraphFont" style:family="text">
      <style:text-properties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style:font-name="Segoe UI Symbol" style:font-name-complex="Segoe UI Symbol"/>
    </style:style>
    <style:style style:name="T215" style:parent-style-name="DefaultParagraphFont" style:family="text">
      <style:text-properties style:font-name="Segoe UI Emoji" style:font-name-complex="Segoe UI Emoji"/>
    </style:style>
    <style:style style:name="T21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P218" style:parent-style-name="Normal" style:list-style-name="LFO32" style:family="paragraph"/>
    <style:style style:name="P219" style:parent-style-name="Normal" style:list-style-name="LFO32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33" style:family="paragraph"/>
    <style:style style:name="P222" style:parent-style-name="Normal" style:list-style-name="LFO33" style:family="paragraph"/>
    <style:style style:name="T223" style:parent-style-name="DefaultParagraphFont" style:family="text">
      <style:text-properties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225" style:parent-style-name="DefaultParagraphFont" style:family="text">
      <style:text-properties style:font-name="Segoe UI Symbol" style:font-name-complex="Segoe UI Symbol"/>
    </style:style>
    <style:style style:name="T226" style:parent-style-name="DefaultParagraphFont" style:family="text">
      <style:text-properties style:font-name="Segoe UI Emoji" style:font-name-complex="Segoe UI Emoji"/>
    </style:style>
    <style:style style:name="T2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list-style-name="LFO34" style:family="paragraph"/>
    <style:style style:name="P230" style:parent-style-name="Normal" style:list-style-name="LFO34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Normal" style:list-style-name="LFO35" style:family="paragraph"/>
    <style:style style:name="P233" style:parent-style-name="Normal" style:list-style-name="LFO35" style:family="paragraph"/>
    <style:style style:name="P234" style:parent-style-name="Normal" style:list-style-name="LFO35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style:font-name="Segoe UI Symbol" style:font-name-complex="Segoe UI Symbol"/>
    </style:style>
    <style:style style:name="T2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list-style-name="LFO36" style:family="paragraph"/>
    <style:style style:name="P241" style:parent-style-name="Normal" style:list-style-name="LFO36" style:family="paragraph"/>
    <style:style style:name="P242" style:parent-style-name="Normal" style:list-style-name="LFO36" style:family="paragraph"/>
    <style:style style:name="P243" style:parent-style-name="Normal" style:list-style-name="LFO36" style:family="paragraph"/>
    <style:style style:name="T2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ableColumn247" style:family="table-column">
      <style:table-column-properties style:column-width="0.8631in"/>
    </style:style>
    <style:style style:name="TableColumn248" style:family="table-column">
      <style:table-column-properties style:column-width="1.2069in"/>
    </style:style>
    <style:style style:name="Table246" style:family="table">
      <style:table-properties style:width="2.0701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26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26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P271" style:parent-style-name="Normal" style:list-style-name="LFO37" style:family="paragraph"/>
    <style:style style:name="T272" style:parent-style-name="DefaultParagraphFont" style:family="text">
      <style:text-properties fo:font-weight="bold" style:font-weight-asian="bold" style:font-weight-complex="bold"/>
    </style:style>
    <style:style style:name="P273" style:parent-style-name="Normal" style:list-style-name="LFO37" style:family="paragraph"/>
    <style:style style:name="P274" style:parent-style-name="Normal" style:list-style-name="LFO37" style:family="paragraph"/>
    <style:style style:name="T27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P277" style:parent-style-name="Normal" style:list-style-name="LFO38" style:family="paragraph"/>
    <style:style style:name="T278" style:parent-style-name="DefaultParagraphFont" style:family="text">
      <style:text-properties fo:font-weight="bold" style:font-weight-asian="bold" style:font-weight-complex="bold"/>
    </style:style>
    <style:style style:name="P279" style:parent-style-name="Normal" style:list-style-name="LFO38" style:family="paragraph"/>
    <style:style style:name="P280" style:parent-style-name="Normal" style:list-style-name="LFO38" style:family="paragraph"/>
    <style:style style:name="T28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P283" style:parent-style-name="Normal" style:list-style-name="LFO39" style:family="paragraph"/>
    <style:style style:name="P284" style:parent-style-name="Normal" style:list-style-name="LFO39" style:family="paragraph"/>
    <style:style style:name="P285" style:parent-style-name="Normal" style:list-style-name="LFO39" style:family="paragraph"/>
    <style:style style:name="P286" style:parent-style-name="Normal" style:list-style-name="LFO39" style:family="paragraph"/>
    <style:style style:name="T28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Normal" style:list-style-name="LFO40" style:family="paragraph"/>
    <style:style style:name="P290" style:parent-style-name="Normal" style:list-style-name="LFO40" style:family="paragraph"/>
    <style:style style:name="P291" style:parent-style-name="Normal" style:list-style-name="LFO40" style:family="paragraph"/>
    <style:style style:name="P292" style:parent-style-name="Normal" style:list-style-name="LFO40" style:family="paragraph"/>
    <style:style style:name="T29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ableColumn296" style:family="table-column">
      <style:table-column-properties style:column-width="1.2638in"/>
    </style:style>
    <style:style style:name="TableColumn297" style:family="table-column">
      <style:table-column-properties style:column-width="1.5215in"/>
    </style:style>
    <style:style style:name="TableColumn298" style:family="table-column">
      <style:table-column-properties style:column-width="1.168in"/>
    </style:style>
    <style:style style:name="Table295" style:family="table">
      <style:table-properties style:width="3.9534in" fo:margin-left="0in" table:align="left"/>
    </style:style>
    <style:style style:name="TableRow299" style:family="table-row">
      <style:table-row-properties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text-properties fo:font-weight="bold" style:font-weight-asian="bold" style:font-weight-complex="bold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text-properties fo:font-weight="bold" style:font-weight-asian="bold" style:font-weight-complex="bold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0" style:family="table-row">
      <style:table-row-properties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23" style:parent-style-name="DefaultParagraphFont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T3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Normal" style:list-style-name="LFO41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Normal" style:list-style-name="LFO41" style:family="paragraph"/>
    <style:style style:name="P330" style:parent-style-name="Normal" style:list-style-name="LFO41" style:family="paragraph"/>
    <style:style style:name="T3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Normal" style:list-style-name="LFO42" style:family="paragraph"/>
    <style:style style:name="T334" style:parent-style-name="DefaultParagraphFont" style:family="text">
      <style:text-properties fo:font-weight="bold" style:font-weight-asian="bold" style:font-weight-complex="bold"/>
    </style:style>
    <style:style style:name="P335" style:parent-style-name="Normal" style:list-style-name="LFO42" style:family="paragraph"/>
    <style:style style:name="P336" style:parent-style-name="Normal" style:list-style-name="LFO42" style:family="paragraph"/>
    <style:style style:name="T3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P339" style:parent-style-name="Normal" style:list-style-name="LFO43" style:family="paragraph"/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Normal" style:list-style-name="LFO43" style:family="paragraph"/>
    <style:style style:name="P342" style:parent-style-name="Normal" style:list-style-name="LFO43" style:family="paragraph"/>
    <style:style style:name="T34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P345" style:parent-style-name="Normal" style:list-style-name="LFO44" style:family="paragraph"/>
    <style:style style:name="T346" style:parent-style-name="DefaultParagraphFont" style:family="text">
      <style:text-properties fo:font-weight="bold" style:font-weight-asian="bold" style:font-weight-complex="bold"/>
    </style:style>
    <style:style style:name="P347" style:parent-style-name="Normal" style:list-style-name="LFO44" style:family="paragraph"/>
    <style:style style:name="P348" style:parent-style-name="Normal" style:list-style-name="LFO44" style:family="paragraph"/>
    <style:style style:name="T34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Normal" style:list-style-name="LFO45" style:family="paragraph"/>
    <style:style style:name="T352" style:parent-style-name="DefaultParagraphFont" style:family="text">
      <style:text-properties fo:font-weight="bold" style:font-weight-asian="bold" style:font-weight-complex="bold"/>
    </style:style>
    <style:style style:name="P353" style:parent-style-name="Normal" style:list-style-name="LFO45" style:family="paragraph"/>
    <style:style style:name="P354" style:parent-style-name="Normal" style:list-style-name="LFO45" style:family="paragraph"/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style:font-name="Segoe UI Emoji" style:font-name-complex="Segoe UI Emoji"/>
    </style:style>
    <style:style style:name="T3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T363" style:parent-style-name="DefaultParagraphFont" style:family="text">
      <style:text-properties fo:font-weight="bold" style:font-weight-asian="bold" style:font-weight-complex="bold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P367" style:parent-style-name="Normal" style:list-style-name="LFO48" style:family="paragraph"/>
    <style:style style:name="P368" style:parent-style-name="Normal" style:list-style-name="LFO48" style:family="paragraph"/>
    <style:style style:name="P369" style:parent-style-name="Normal" style:list-style-name="LFO48" style:family="paragraph"/>
    <style:style style:name="T37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74" style:parent-style-name="DefaultParagraphFont" style:family="text">
      <style:text-properties fo:font-weight="bold" style:font-weight-asian="bold" style:font-weight-complex="bold"/>
    </style:style>
    <style:style style:name="P375" style:parent-style-name="Normal" style:list-style-name="LFO49" style:family="paragraph"/>
    <style:style style:name="T376" style:parent-style-name="DefaultParagraphFont" style:family="text">
      <style:text-properties fo:font-weight="bold" style:font-weight-asian="bold" style:font-weight-complex="bold"/>
    </style:style>
    <style:style style:name="P377" style:parent-style-name="Normal" style:list-style-name="LFO49" style:family="paragraph"/>
    <style:style style:name="P378" style:parent-style-name="Normal" style:list-style-name="LFO49" style:family="paragraph"/>
    <style:style style:name="P379" style:parent-style-name="Normal" style:list-style-name="LFO49" style:family="paragraph"/>
    <style:style style:name="P380" style:parent-style-name="Normal" style:list-style-name="LFO49" style:family="paragraph"/>
    <style:style style:name="P381" style:parent-style-name="Normal" style:list-style-name="LFO49" style:family="paragraph"/>
    <style:style style:name="P382" style:parent-style-name="Normal" style:list-style-name="LFO49" style:family="paragraph"/>
    <style:style style:name="P383" style:parent-style-name="Normal" style:list-style-name="LFO49" style:family="paragraph"/>
    <style:style style:name="T384" style:parent-style-name="DefaultParagraphFont" style:family="text">
      <style:text-properties style:font-name="Segoe UI Emoji" style:font-name-complex="Segoe UI Emoji"/>
    </style:style>
    <style:style style:name="T385" style:parent-style-name="DefaultParagraphFont" style:family="text">
      <style:text-properties fo:font-style="italic" style:font-style-asian="italic" style:font-style-complex="italic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38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P389" style:parent-style-name="Normal" style:list-style-name="LFO50" style:family="paragraph"/>
    <style:style style:name="P390" style:parent-style-name="Normal" style:list-style-name="LFO50" style:family="paragraph"/>
    <style:style style:name="T391" style:parent-style-name="DefaultParagraphFont" style:family="text">
      <style:text-properties fo:font-weight="bold" style:font-weight-asian="bold" style:font-weight-complex="bold"/>
    </style:style>
    <style:style style:name="P392" style:parent-style-name="Normal" style:list-style-name="LFO50" style:family="paragraph"/>
    <style:style style:name="P393" style:parent-style-name="Normal" style:list-style-name="LFO50" style:family="paragraph"/>
    <style:style style:name="T394" style:parent-style-name="DefaultParagraphFont" style:family="text">
      <style:text-properties fo:font-weight="bold" style:font-weight-asian="bold" style:font-weight-complex="bold"/>
    </style:style>
    <style:style style:name="T395" style:parent-style-name="DefaultParagraphFont" style:family="text">
      <style:text-properties style:font-name="Segoe UI Emoji" style:font-name-complex="Segoe UI Emoji"/>
    </style:style>
    <style:style style:name="T396" style:parent-style-name="DefaultParagraphFont" style:family="text">
      <style:text-properties fo:font-weight="bold" style:font-weight-asian="bold" style:font-weight-complex="bold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P400" style:parent-style-name="Normal" style:list-style-name="LFO51" style:family="paragraph"/>
    <style:style style:name="T401" style:parent-style-name="DefaultParagraphFont" style:family="text">
      <style:text-properties fo:font-weight="bold" style:font-weight-asian="bold" style:font-weight-complex="bold"/>
    </style:style>
    <style:style style:name="P402" style:parent-style-name="Normal" style:list-style-name="LFO51" style:family="paragraph"/>
    <style:style style:name="P403" style:parent-style-name="Normal" style:list-style-name="LFO51" style:family="paragraph"/>
    <style:style style:name="P404" style:parent-style-name="Normal" style:list-style-name="LFO51" style:family="paragraph"/>
    <style:style style:name="T40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P407" style:parent-style-name="Normal" style:list-style-name="LFO52" style:family="paragraph"/>
    <style:style style:name="P408" style:parent-style-name="Normal" style:list-style-name="LFO52" style:family="paragraph"/>
    <style:style style:name="P409" style:parent-style-name="Normal" style:list-style-name="LFO52" style:family="paragraph"/>
    <style:style style:name="P410" style:parent-style-name="Normal" style:list-style-name="LFO52" style:family="paragraph"/>
    <style:style style:name="T41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2" style:parent-style-name="DefaultParagraphFont" style:family="text">
      <style:text-properties fo:font-weight="bold" style:font-weight-asian="bold" style:font-weight-complex="bold"/>
    </style:style>
    <style:style style:name="T4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415" style:parent-style-name="DefaultParagraphFont" style:family="text">
      <style:text-properties fo:font-weight="bold" style:font-weight-asian="bold" style:font-weight-complex="bold"/>
    </style:style>
    <style:style style:name="T41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7" style:parent-style-name="DefaultParagraphFont" style:family="text">
      <style:text-properties fo:font-weight="bold" style:font-weight-asian="bold" style:font-weight-complex="bold"/>
    </style:style>
    <style:style style:name="P418" style:parent-style-name="Normal" style:list-style-name="LFO53" style:family="paragraph"/>
    <style:style style:name="P419" style:parent-style-name="Normal" style:list-style-name="LFO53" style:family="paragraph"/>
    <style:style style:name="P420" style:parent-style-name="Normal" style:list-style-name="LFO53" style:family="paragraph"/>
    <style:style style:name="P421" style:parent-style-name="Normal" style:list-style-name="LFO53" style:family="paragraph"/>
    <style:style style:name="P422" style:parent-style-name="Normal" style:list-style-name="LFO53" style:family="paragraph"/>
    <style:style style:name="T4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P425" style:parent-style-name="Normal" style:list-style-name="LFO54" style:family="paragraph"/>
    <style:style style:name="T426" style:parent-style-name="DefaultParagraphFont" style:family="text">
      <style:text-properties fo:font-weight="bold" style:font-weight-asian="bold" style:font-weight-complex="bold"/>
    </style:style>
    <style:style style:name="P427" style:parent-style-name="Normal" style:list-style-name="LFO54" style:family="paragraph"/>
    <style:style style:name="P428" style:parent-style-name="Normal" style:list-style-name="LFO54" style:family="paragraph"/>
    <style:style style:name="P429" style:parent-style-name="Normal" style:family="paragraph">
      <style:text-properties fo:font-weight="bold" style:font-weight-asian="bold" style:font-weight-complex="bold"/>
    </style:style>
    <style:style style:name="P430" style:parent-style-name="Normal" style:list-style-name="LFO55" style:family="paragraph"/>
    <style:style style:name="T431" style:parent-style-name="DefaultParagraphFont" style:family="text">
      <style:text-properties fo:font-weight="bold" style:font-weight-asian="bold" style:font-weight-complex="bold"/>
    </style:style>
    <style:style style:name="P432" style:parent-style-name="Normal" style:list-style-name="LFO55" style:family="paragraph"/>
    <style:style style:name="T433" style:parent-style-name="DefaultParagraphFont" style:family="text">
      <style:text-properties fo:font-weight="bold" style:font-weight-asian="bold" style:font-weight-complex="bold"/>
    </style:style>
    <style:style style:name="P434" style:parent-style-name="Normal" style:list-style-name="LFO55" style:family="paragraph"/>
    <style:style style:name="P435" style:parent-style-name="Normal" style:list-style-name="LFO55" style:family="paragraph"/>
    <style:style style:name="T436" style:parent-style-name="DefaultParagraphFont" style:family="text">
      <style:text-properties style:font-name="Segoe UI Symbol" style:font-name-complex="Segoe UI Symbol"/>
    </style:style>
    <style:style style:name="T437" style:parent-style-name="DefaultParagraphFont" style:family="text">
      <style:text-properties style:font-name="Segoe UI Emoji" style:font-name-complex="Segoe UI Emoji"/>
    </style:style>
    <style:style style:name="T4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9" style:parent-style-name="DefaultParagraphFont" style:family="text">
      <style:text-properties fo:font-weight="bold" style:font-weight-asian="bold" style:font-weight-complex="bold"/>
    </style:style>
    <style:style style:name="P440" style:parent-style-name="Normal" style:list-style-name="LFO56" style:family="paragraph"/>
    <style:style style:name="T441" style:parent-style-name="DefaultParagraphFont" style:family="text">
      <style:text-properties fo:font-weight="bold" style:font-weight-asian="bold" style:font-weight-complex="bold"/>
    </style:style>
    <style:style style:name="P442" style:parent-style-name="Normal" style:list-style-name="LFO56" style:family="paragraph"/>
    <style:style style:name="P443" style:parent-style-name="Normal" style:list-style-name="LFO56" style:family="paragraph"/>
    <style:style style:name="P444" style:parent-style-name="Normal" style:list-style-name="LFO56" style:family="paragraph"/>
    <style:style style:name="P445" style:parent-style-name="Normal" style:list-style-name="LFO56" style:family="paragraph"/>
    <style:style style:name="P446" style:parent-style-name="Normal" style:list-style-name="LFO56" style:family="paragraph"/>
    <style:style style:name="T447" style:parent-style-name="DefaultParagraphFont" style:family="text">
      <style:text-properties fo:font-weight="bold" style:font-weight-asian="bold" style:font-weight-complex="bold"/>
    </style:style>
    <style:style style:name="T448" style:parent-style-name="DefaultParagraphFont" style:family="text">
      <style:text-properties style:font-name="Segoe UI Symbol" style:font-name-complex="Segoe UI Symbol"/>
    </style:style>
    <style:style style:name="T449" style:parent-style-name="DefaultParagraphFont" style:family="text">
      <style:text-properties style:font-name="Segoe UI Emoji" style:font-name-complex="Segoe UI Emoji"/>
    </style:style>
    <style:style style:name="T4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P452" style:parent-style-name="Normal" style:list-style-name="LFO57" style:family="paragraph"/>
    <style:style style:name="P453" style:parent-style-name="Normal" style:list-style-name="LFO57" style:family="paragraph"/>
    <style:style style:name="P454" style:parent-style-name="Normal" style:list-style-name="LFO57" style:family="paragraph"/>
    <style:style style:name="P455" style:parent-style-name="Normal" style:list-style-name="LFO57" style:family="paragraph"/>
    <style:style style:name="P456" style:parent-style-name="Normal" style:list-style-name="LFO57" style:family="paragraph"/>
    <style:style style:name="P457" style:parent-style-name="Normal" style:list-style-name="LFO57" style:family="paragraph"/>
    <style:style style:name="T458" style:parent-style-name="DefaultParagraphFont" style:family="text">
      <style:text-properties fo:font-weight="bold" style:font-weight-asian="bold" style:font-weight-complex="bold"/>
    </style:style>
    <style:style style:name="T4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0" style:parent-style-name="DefaultParagraphFont" style:family="text">
      <style:text-properties fo:font-weight="bold" style:font-weight-asian="bold" style:font-weight-complex="bold"/>
    </style:style>
    <style:style style:name="T46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2" style:parent-style-name="DefaultParagraphFont" style:family="text">
      <style:text-properties fo:font-weight="bold" style:font-weight-asian="bold" style:font-weight-complex="bold"/>
    </style:style>
    <style:style style:name="T463" style:parent-style-name="DefaultParagraphFont" style:family="text">
      <style:text-properties fo:font-weight="bold" style:font-weight-asian="bold" style:font-weight-complex="bold"/>
    </style:style>
    <style:style style:name="T464" style:parent-style-name="DefaultParagraphFont" style:family="text">
      <style:text-properties fo:font-weight="bold" style:font-weight-asian="bold" style:font-weight-complex="bold"/>
    </style:style>
    <style:style style:name="T4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58" style:family="paragraph"/>
    <style:style style:name="P468" style:parent-style-name="Normal" style:list-style-name="LFO58" style:family="paragraph"/>
    <style:style style:name="P469" style:parent-style-name="Normal" style:list-style-name="LFO58" style:family="paragraph"/>
    <style:style style:name="P470" style:parent-style-name="Normal" style:list-style-name="LFO58" style:family="paragraph"/>
    <style:style style:name="P471" style:parent-style-name="Normal" style:list-style-name="LFO58" style:family="paragraph"/>
    <style:style style:name="P472" style:parent-style-name="Normal" style:list-style-name="LFO58" style:family="paragraph"/>
    <style:style style:name="T47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74" style:parent-style-name="DefaultParagraphFont" style:family="text">
      <style:text-properties fo:font-weight="bold" style:font-weight-asian="bold" style:font-weight-complex="bold"/>
    </style:style>
    <style:style style:name="P475" style:parent-style-name="Normal" style:list-style-name="LFO59" style:family="paragraph"/>
    <style:style style:name="T476" style:parent-style-name="DefaultParagraphFont" style:family="text">
      <style:text-properties fo:font-weight="bold" style:font-weight-asian="bold" style:font-weight-complex="bold"/>
    </style:style>
    <style:style style:name="P477" style:parent-style-name="Normal" style:list-style-name="LFO59" style:family="paragraph"/>
    <style:style style:name="T478" style:parent-style-name="DefaultParagraphFont" style:family="text">
      <style:text-properties fo:font-weight="bold" style:font-weight-asian="bold" style:font-weight-complex="bold"/>
    </style:style>
    <style:style style:name="P479" style:parent-style-name="Normal" style:list-style-name="LFO59" style:family="paragraph"/>
    <style:style style:name="T480" style:parent-style-name="DefaultParagraphFont" style:family="text">
      <style:text-properties fo:font-weight="bold" style:font-weight-asian="bold" style:font-weight-complex="bold"/>
    </style:style>
    <style:style style:name="P481" style:parent-style-name="Normal" style:list-style-name="LFO59" style:family="paragraph"/>
    <style:style style:name="T482" style:parent-style-name="DefaultParagraphFont" style:family="text">
      <style:text-properties fo:font-weight="bold" style:font-weight-asian="bold" style:font-weight-complex="bold"/>
    </style:style>
    <style:style style:name="T48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P485" style:parent-style-name="Normal" style:list-style-name="LFO60" style:family="paragraph"/>
    <style:style style:name="P486" style:parent-style-name="Normal" style:list-style-name="LFO60" style:family="paragraph"/>
    <style:style style:name="P487" style:parent-style-name="Normal" style:list-style-name="LFO60" style:family="paragraph"/>
    <style:style style:name="P488" style:parent-style-name="Normal" style:list-style-name="LFO60" style:family="paragraph"/>
    <style:style style:name="T4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0" style:parent-style-name="DefaultParagraphFont" style:family="text">
      <style:text-properties fo:font-weight="bold" style:font-weight-asian="bold" style:font-weight-complex="bold"/>
    </style:style>
    <style:style style:name="T4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2" style:parent-style-name="DefaultParagraphFont" style:family="text">
      <style:text-properties fo:font-weight="bold" style:font-weight-asian="bold" style:font-weight-complex="bold"/>
    </style:style>
    <style:style style:name="P493" style:parent-style-name="Normal" style:list-style-name="LFO61" style:family="paragraph"/>
    <style:style style:name="P494" style:parent-style-name="Normal" style:list-style-name="LFO61" style:family="paragraph"/>
    <style:style style:name="T49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6" style:parent-style-name="DefaultParagraphFont" style:family="text">
      <style:text-properties fo:font-weight="bold" style:font-weight-asian="bold" style:font-weight-complex="bold"/>
    </style:style>
    <style:style style:name="P497" style:parent-style-name="Normal" style:list-style-name="LFO62" style:family="paragraph"/>
    <style:style style:name="P498" style:parent-style-name="Normal" style:list-style-name="LFO62" style:family="paragraph"/>
    <style:style style:name="T49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00" style:parent-style-name="DefaultParagraphFont" style:family="text">
      <style:text-properties fo:font-weight="bold" style:font-weight-asian="bold" style:font-weight-complex="bold"/>
    </style:style>
    <style:style style:name="T5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07" style:parent-style-name="DefaultParagraphFont" style:family="text">
      <style:text-properties fo:font-weight="bold" style:font-weight-asian="bold" style:font-weight-complex="bold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P511" style:parent-style-name="Normal" style:list-style-name="LFO63" style:family="paragraph"/>
    <style:style style:name="P512" style:parent-style-name="Normal" style:list-style-name="LFO63" style:family="paragraph"/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15" style:parent-style-name="DefaultParagraphFont" style:family="text">
      <style:text-properties fo:font-weight="bold" style:font-weight-asian="bold" style:font-weight-complex="bold"/>
    </style:style>
    <style:style style:name="P516" style:parent-style-name="Normal" style:list-style-name="LFO64" style:family="paragraph"/>
    <style:style style:name="P517" style:parent-style-name="Normal" style:list-style-name="LFO64" style:family="paragraph"/>
    <style:style style:name="T518" style:parent-style-name="DefaultParagraphFont" style:family="text">
      <style:text-properties fo:font-weight="bold" style:font-weight-asian="bold" style:font-weight-complex="bold"/>
    </style:style>
    <style:style style:name="T51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20" style:parent-style-name="DefaultParagraphFont" style:family="text">
      <style:text-properties fo:font-weight="bold" style:font-weight-asian="bold" style:font-weight-complex="bold"/>
    </style:style>
    <style:style style:name="P521" style:parent-style-name="Normal" style:list-style-name="LFO65" style:family="paragraph"/>
    <style:style style:name="P522" style:parent-style-name="Normal" style:list-style-name="LFO65" style:family="paragraph"/>
    <style:style style:name="T523" style:parent-style-name="DefaultParagraphFont" style:family="text">
      <style:text-properties fo:font-weight="bold" style:font-weight-asian="bold" style:font-weight-complex="bold"/>
    </style:style>
    <style:style style:name="T52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25" style:parent-style-name="DefaultParagraphFont" style:family="text">
      <style:text-properties fo:font-weight="bold" style:font-weight-asian="bold" style:font-weight-complex="bold"/>
    </style:style>
    <style:style style:name="P526" style:parent-style-name="Normal" style:list-style-name="LFO66" style:family="paragraph"/>
    <style:style style:name="P527" style:parent-style-name="Normal" style:list-style-name="LFO66" style:family="paragraph"/>
    <style:style style:name="T5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29" style:parent-style-name="DefaultParagraphFont" style:family="text">
      <style:text-properties fo:font-weight="bold" style:font-weight-asian="bold" style:font-weight-complex="bold"/>
    </style:style>
    <style:style style:name="T530" style:parent-style-name="DefaultParagraphFont" style:family="text">
      <style:text-properties fo:font-weight="bold" style:font-weight-asian="bold" style:font-weight-complex="bold"/>
    </style:style>
    <style:style style:name="T5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2" style:parent-style-name="DefaultParagraphFont" style:family="text">
      <style:text-properties fo:font-weight="bold" style:font-weight-asian="bold" style:font-weight-complex="bold"/>
    </style:style>
    <style:style style:name="P533" style:parent-style-name="Normal" style:list-style-name="LFO67" style:family="paragraph"/>
    <style:style style:name="P534" style:parent-style-name="Normal" style:list-style-name="LFO67" style:family="paragraph"/>
    <style:style style:name="P535" style:parent-style-name="Normal" style:list-style-name="LFO67" style:family="paragraph"/>
    <style:style style:name="P536" style:parent-style-name="Normal" style:list-style-name="LFO67" style:family="paragraph"/>
    <style:style style:name="T5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8" style:parent-style-name="DefaultParagraphFont" style:family="text">
      <style:text-properties fo:font-weight="bold" style:font-weight-asian="bold" style:font-weight-complex="bold"/>
    </style:style>
    <style:style style:name="P539" style:parent-style-name="Normal" style:list-style-name="LFO68" style:family="paragraph"/>
    <style:style style:name="P540" style:parent-style-name="Normal" style:list-style-name="LFO68" style:family="paragraph"/>
    <style:style style:name="P541" style:parent-style-name="Normal" style:list-style-name="LFO68" style:family="paragraph"/>
    <style:style style:name="P542" style:parent-style-name="Normal" style:list-style-name="LFO68" style:family="paragraph"/>
    <style:style style:name="P543" style:parent-style-name="Normal" style:list-style-name="LFO68" style:family="paragraph"/>
    <style:style style:name="T5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45" style:parent-style-name="DefaultParagraphFont" style:family="text">
      <style:text-properties fo:font-weight="bold" style:font-weight-asian="bold" style:font-weight-complex="bold"/>
    </style:style>
    <style:style style:name="T546" style:parent-style-name="DefaultParagraphFont" style:family="text">
      <style:text-properties fo:font-weight="bold" style:font-weight-asian="bold" style:font-weight-complex="bold"/>
    </style:style>
    <style:style style:name="T547" style:parent-style-name="DefaultParagraphFont" style:family="text">
      <style:text-properties fo:font-weight="bold" style:font-weight-asian="bold" style:font-weight-complex="bold"/>
    </style:style>
    <style:style style:name="P548" style:parent-style-name="Normal" style:list-style-name="LFO69" style:family="paragraph"/>
    <style:style style:name="P549" style:parent-style-name="Normal" style:list-style-name="LFO69" style:family="paragraph"/>
    <style:style style:name="P550" style:parent-style-name="Normal" style:list-style-name="LFO69" style:family="paragraph"/>
    <style:style style:name="P551" style:parent-style-name="Normal" style:list-style-name="LFO69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T553" style:parent-style-name="DefaultParagraphFont" style:family="text">
      <style:text-properties fo:font-weight="bold" style:font-weight-asian="bold" style:font-weight-complex="bold"/>
    </style:style>
    <style:style style:name="T554" style:parent-style-name="DefaultParagraphFont" style:family="text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T556" style:parent-style-name="DefaultParagraphFont" style:family="text">
      <style:text-properties style:font-name="Segoe UI Emoji" style:font-name-complex="Segoe UI Emoji"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lright bro, now we go<text:s/><text:span text:style-name="T2">full 10-marks depth</text:span>, the kind of answers<text:s/><text:span text:style-name="T3">examiners love</text:span>.<text:line-break/>You can literally<text:s/><text:span text:style-name="T4">copy–write this in exams</text:span><text:s/>(just add diagrams where possible).<text:line-break/>Still focused only on<text:s/><text:span text:style-name="T5">Unit-4 must-do topics</text:span>.</text:p>
      <text:p text:style-name="Normal"><draw:custom-shape svg:x="0in" svg:y="0in" svg:width="45.51042in" svg:height="0.00139in" draw:z-index="0" draw:id="id0" draw:style-name="a0" draw:name="Horizontal Line 1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⭐</text:span><text:span text:style-name="T7"><text:s/>1. ACID Properties (VERY IMPORTANT – 10 MARKS)</text:span></text:p>
      <text:p text:style-name="Normal">A<text:s/><text:span text:style-name="T8">transaction</text:span><text:s/>is a sequence of database operations that forms a single logical unit of work.<text:line-break/>To ensure correctness and reliability of transactions, DBMS follows<text:s/><text:span text:style-name="T9">ACID properties</text:span>.</text:p>
      <text:p text:style-name="Normal"><draw:custom-shape svg:x="0in" svg:y="0in" svg:width="45.51042in" svg:height="0.00139in" draw:z-index="0" draw:id="id1" draw:style-name="a1" draw:name="Horizontal Line 1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">🔹</text:span><text:span text:style-name="T11"><text:s/>Atomicity</text:span></text:p>
      <text:list text:style-name="LFO1" text:continue-numbering="true">
        <text:list-item>
          <text:p text:style-name="P12">Atomicity means<text:s/><text:span text:style-name="T13">“all or nothing”</text:span><text:s/>execution of a transaction.</text:p>
        </text:list-item>
        <text:list-item>
          <text:p text:style-name="P14">Either<text:s/><text:span text:style-name="T15">all operations</text:span><text:s/>of a transaction are executed successfully or<text:s/><text:span text:style-name="T16">none</text:span><text:s/>are applied.</text:p>
        </text:list-item>
        <text:list-item>
          <text:p text:style-name="P17">If a failure occurs in the middle of a transaction, DBMS<text:s/><text:span text:style-name="T18">rolls back</text:span><text:s/>all changes.</text:p>
        </text:list-item>
      </text:list>
      <text:p text:style-name="Normal"><text:span text:style-name="T19">Example:</text:span><text:line-break/>Transaction T:</text:p>
      <text:list text:style-name="LFO2" text:continue-numbering="true">
        <text:list-item>
          <text:p text:style-name="P20">Debit ₹500 from Account A</text:p>
        </text:list-item>
        <text:list-item>
          <text:p text:style-name="P21">Credit ₹500 to Account B</text:p>
        </text:list-item>
      </text:list>
      <text:p text:style-name="Normal">If system crashes after step 1, debit must be undone.</text:p>
      <text:p text:style-name="Normal"><draw:custom-shape svg:x="0in" svg:y="0in" svg:width="45.51042in" svg:height="0.00139in" draw:z-index="0" draw:id="id2" draw:style-name="a2" draw:name="Horizontal Line 1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">🔹</text:span><text:span text:style-name="T23"><text:s/>Consistency</text:span></text:p>
      <text:list text:style-name="LFO3" text:continue-numbering="true">
        <text:list-item>
          <text:p text:style-name="P24">A transaction must take the database from<text:s/><text:span text:style-name="T25">one consistent state to another</text:span>.</text:p>
        </text:list-item>
        <text:list-item>
          <text:p text:style-name="P26">Integrity constraints such as primary key, foreign key, and domain constraints must not be violated.</text:p>
        </text:list-item>
      </text:list>
      <text:p text:style-name="Normal"><text:span text:style-name="T27">Example:</text:span><text:line-break/>Total balance of A + B must remain same before and after transaction.</text:p>
      <text:p text:style-name="Normal"><draw:custom-shape svg:x="0in" svg:y="0in" svg:width="45.51042in" svg:height="0.00139in" draw:z-index="0" draw:id="id3" draw:style-name="a3" draw:name="Horizontal Line 1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">🔹</text:span><text:span text:style-name="T29"><text:s/>Isolation</text:span></text:p>
      <text:list text:style-name="LFO4" text:continue-numbering="true">
        <text:list-item>
          <text:p text:style-name="P30">Multiple transactions execute<text:s/><text:span text:style-name="T31">concurrently</text:span><text:s/>without interfering with each other.</text:p>
        </text:list-item>
        <text:list-item>
          <text:p text:style-name="P32">Intermediate results of one transaction are<text:s/><text:span text:style-name="T33">not visible</text:span><text:s/>to others.</text:p>
        </text:list-item>
        <text:list-item>
          <text:p text:style-name="P34">Ensures correctness in multi-user environment.</text:p>
        </text:list-item>
      </text:list>
      <text:p text:style-name="Normal"><text:span text:style-name="T35">Problems avoided:</text:span></text:p>
      <text:list text:style-name="LFO5" text:continue-numbering="true">
        <text:list-item>
          <text:p text:style-name="P36">Dirty read</text:p>
        </text:list-item>
        <text:list-item>
          <text:p text:style-name="P37">Lost update</text:p>
        </text:list-item>
        <text:list-item>
          <text:p text:style-name="P38">Unrepeatable read</text:p>
        </text:list-item>
      </text:list>
      <text:p text:style-name="Normal"><draw:custom-shape svg:x="0in" svg:y="0in" svg:width="45.51042in" svg:height="0.00139in" draw:z-index="0" draw:id="id4" draw:style-name="a4" draw:name="Horizontal Line 1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🔹</text:span><text:span text:style-name="T40"><text:s/>Durability</text:span></text:p>
      <text:list text:style-name="LFO6" text:continue-numbering="true">
        <text:list-item>
          <text:p text:style-name="P41">Once a transaction is<text:s/><text:span text:style-name="T42">committed</text:span>, its effects are permanent.</text:p>
        </text:list-item>
        <text:list-item>
          <text:p text:style-name="P43">Changes remain even after system crash or power failure.</text:p>
        </text:list-item>
        <text:list-item>
          <text:p text:style-name="P44">Achieved using<text:s/><text:span text:style-name="T45">log files</text:span><text:s/>and stable storage.</text:p>
        </text:list-item>
      </text:list>
      <text:p text:style-name="Normal"><draw:custom-shape svg:x="0in" svg:y="0in" svg:width="45.51042in" svg:height="0.00139in" draw:z-index="0" draw:id="id5" draw:style-name="a5" draw:name="Horizontal Line 19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">🔹</text:span><text:span text:style-name="T47"><text:s/>Importance of ACID</text:span></text:p>
      <text:list text:style-name="LFO7" text:continue-numbering="true">
        <text:list-item>
          <text:p text:style-name="P48">Maintains data integrity</text:p>
        </text:list-item>
        <text:list-item>
          <text:p text:style-name="P49">Ensures correctness of concurrent transactions</text:p>
        </text:list-item>
        <text:list-item>
          <text:p text:style-name="P50">Essential for banking and critical applications</text:p>
        </text:list-item>
      </text:list>
      <text:p text:style-name="Normal"><draw:custom-shape svg:x="0in" svg:y="0in" svg:width="45.51042in" svg:height="0.00139in" draw:z-index="0" draw:id="id6" draw:style-name="a6" draw:name="Horizontal Line 1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⭐</text:span><text:span text:style-name="T52"><text:s/>2. Two-Phase Commit Protocol (2PC)</text:span></text:p>
      <text:p text:style-name="Normal">Two-Phase Commit protocol is used in<text:s/><text:span text:style-name="T53">distributed database systems</text:span><text:s/>to ensure atomicity of transactions that span multiple sites.</text:p>
      <text:p text:style-name="Normal"><draw:custom-shape svg:x="0in" svg:y="0in" svg:width="45.51042in" svg:height="0.00139in" draw:z-index="0" draw:id="id7" draw:style-name="a7" draw:name="Horizontal Line 1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4">🔹</text:span><text:span text:style-name="T55"><text:s/>Components</text:span></text:p>
      <text:list text:style-name="LFO8" text:continue-numbering="true">
        <text:list-item>
          <text:p text:style-name="P56"><text:span text:style-name="T57">Coordinator</text:span>: Controls the transaction</text:p>
        </text:list-item>
        <text:list-item>
          <text:p text:style-name="P58"><text:span text:style-name="T59">Participants</text:span>: Databases involved in transaction</text:p>
        </text:list-item>
      </text:list>
      <text:p text:style-name="Normal"><draw:custom-shape svg:x="0in" svg:y="0in" svg:width="45.51042in" svg:height="0.00139in" draw:z-index="0" draw:id="id8" draw:style-name="a8" draw:name="Horizontal Line 19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0">🔹</text:span><text:span text:style-name="T61"><text:s/>Phase 1: Prepare Phase (Voting Phase)</text:span></text:p>
      <text:list text:style-name="LFO9" text:continue-numbering="true">
        <text:list-item>
          <text:p text:style-name="P62">Coordinator sends<text:s/><text:span text:style-name="T63">PREPARE</text:span><text:s/>message to all participants.</text:p>
        </text:list-item>
        <text:list-item>
          <text:p text:style-name="P64">Participants check if transaction can be committed.</text:p>
        </text:list-item>
        <text:list-item>
          <text:p text:style-name="P65">Each participant replies:</text:p>
          <text:list text:continue-numbering="true">
            <text:list-item>
              <text:p text:style-name="P66"><text:span text:style-name="T67">YES</text:span><text:s/>(ready to commit)</text:p>
            </text:list-item>
            <text:list-item>
              <text:p text:style-name="P68"><text:span text:style-name="T69">NO</text:span><text:s/>(cannot commit)</text:p>
            </text:list-item>
          </text:list>
        </text:list-item>
      </text:list>
      <text:p text:style-name="Normal"><draw:custom-shape svg:x="0in" svg:y="0in" svg:width="43.55972in" svg:height="0.00139in" draw:z-index="0" draw:id="id9" draw:style-name="a9" draw:name="Horizontal Line 19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0">🔹</text:span><text:span text:style-name="T71"><text:s/>Phase 2: Commit / Abort Phase</text:span></text:p>
      <text:list text:style-name="LFO10" text:continue-numbering="true">
        <text:list-item>
          <text:p text:style-name="P72">If<text:s/><text:span text:style-name="T73">all YES</text:span><text:s/>→ Coordinator sends<text:s/><text:span text:style-name="T74">COMMIT</text:span></text:p>
        </text:list-item>
        <text:list-item>
          <text:p text:style-name="P75">If<text:s/><text:span text:style-name="T76">any NO</text:span><text:s/>→ Coordinator sends<text:s/><text:span text:style-name="T77">ABORT</text:span></text:p>
        </text:list-item>
        <text:list-item>
          <text:p text:style-name="P78">Participants follow the coordinator’s decision.</text:p>
        </text:list-item>
      </text:list>
      <text:p text:style-name="Normal"><draw:custom-shape svg:x="0in" svg:y="0in" svg:width="45.51042in" svg:height="0.00139in" draw:z-index="0" draw:id="id10" draw:style-name="a10" draw:name="Horizontal Line 1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9">🔹</text:span><text:span text:style-name="T80"><text:s/>Advantages</text:span></text:p>
      <text:list text:style-name="LFO11" text:continue-numbering="true">
        <text:list-item>
          <text:p text:style-name="P81">Ensures atomicity in distributed transactions</text:p>
        </text:list-item>
        <text:list-item>
          <text:p text:style-name="P82">Maintains data consistency</text:p>
        </text:list-item>
      </text:list>
      <text:p text:style-name="Normal"><draw:custom-shape svg:x="0in" svg:y="0in" svg:width="45.51042in" svg:height="0.00139in" draw:z-index="0" draw:id="id11" draw:style-name="a11" draw:name="Horizontal Line 19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3">🔹</text:span><text:span text:style-name="T84"><text:s/>Disadvantages</text:span></text:p>
      <text:list text:style-name="LFO12" text:continue-numbering="true">
        <text:list-item>
          <text:p text:style-name="P85">Blocking problem</text:p>
        </text:list-item>
        <text:list-item>
          <text:p text:style-name="P86">Slow due to network communication</text:p>
        </text:list-item>
        <text:list-item>
          <text:p text:style-name="P87">Coordinator failure can stop transaction</text:p>
        </text:list-item>
      </text:list>
      <text:p text:style-name="Normal"><draw:custom-shape svg:x="0in" svg:y="0in" svg:width="45.51042in" svg:height="0.00139in" draw:z-index="0" draw:id="id12" draw:style-name="a12" draw:name="Horizontal Line 1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8">⭐</text:span><text:span text:style-name="T89"><text:s/>3. Two-Phase Locking Protocol (2PL)</text:span></text:p>
      <text:p text:style-name="Normal">Two-Phase Locking protocol ensures<text:s/><text:span text:style-name="T90">conflict serializability</text:span>.</text:p>
      <text:p text:style-name="Normal"><draw:custom-shape svg:x="0in" svg:y="0in" svg:width="45.51042in" svg:height="0.00139in" draw:z-index="0" draw:id="id13" draw:style-name="a13" draw:name="Horizontal Line 2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">🔹</text:span><text:span text:style-name="T92"><text:s/>Phase 1: Growing Phase</text:span></text:p>
      <text:list text:style-name="LFO13" text:continue-numbering="true">
        <text:list-item>
          <text:p text:style-name="P93">Transaction can<text:s/><text:span text:style-name="T94">acquire locks</text:span></text:p>
        </text:list-item>
        <text:list-item>
          <text:p text:style-name="P95">Cannot release any lock</text:p>
        </text:list-item>
      </text:list>
      <text:p text:style-name="Normal"><draw:custom-shape svg:x="0in" svg:y="0in" svg:width="45.51042in" svg:height="0.00139in" draw:z-index="0" draw:id="id14" draw:style-name="a14" draw:name="Horizontal Line 20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">🔹</text:span><text:span text:style-name="T97"><text:s/>Phase 2: Shrinking Phase</text:span></text:p>
      <text:list text:style-name="LFO14" text:continue-numbering="true">
        <text:list-item>
          <text:p text:style-name="P98">Transaction can<text:s/><text:span text:style-name="T99">release locks</text:span></text:p>
        </text:list-item>
        <text:list-item>
          <text:p text:style-name="P100">Cannot acquire new locks</text:p>
        </text:list-item>
      </text:list>
      <text:p text:style-name="Normal"><draw:custom-shape svg:x="0in" svg:y="0in" svg:width="45.51042in" svg:height="0.00139in" draw:z-index="0" draw:id="id15" draw:style-name="a15" draw:name="Horizontal Line 20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1">🔹</text:span><text:span text:style-name="T102"><text:s/>Strict Two-Phase Locking</text:span></text:p>
      <text:list text:style-name="LFO15" text:continue-numbering="true">
        <text:list-item>
          <text:p text:style-name="P103">All<text:s/><text:span text:style-name="T104">exclusive locks</text:span><text:s/>are released only after commit or abort</text:p>
        </text:list-item>
        <text:list-item>
          <text:p text:style-name="P105">Prevents cascading rollback</text:p>
        </text:list-item>
        <text:list-item>
          <text:p text:style-name="P106">Most widely used in practice</text:p>
        </text:list-item>
      </text:list>
      <text:p text:style-name="Normal"><draw:custom-shape svg:x="0in" svg:y="0in" svg:width="45.51042in" svg:height="0.00139in" draw:z-index="0" draw:id="id16" draw:style-name="a16" draw:name="Horizontal Line 20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🔹</text:span><text:span text:style-name="T108"><text:s/>Advantages</text:span></text:p>
      <text:list text:style-name="LFO16" text:continue-numbering="true">
        <text:list-item>
          <text:p text:style-name="P109">Guarantees serializability</text:p>
        </text:list-item>
        <text:list-item>
          <text:p text:style-name="P110">Ensures isolation</text:p>
        </text:list-item>
      </text:list>
      <text:p text:style-name="Normal"><draw:custom-shape svg:x="0in" svg:y="0in" svg:width="45.51042in" svg:height="0.00139in" draw:z-index="0" draw:id="id17" draw:style-name="a17" draw:name="Horizontal Line 20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1">🔹</text:span><text:span text:style-name="T112"><text:s/>Disadvantages</text:span></text:p>
      <text:list text:style-name="LFO17" text:continue-numbering="true">
        <text:list-item>
          <text:p text:style-name="P113">Deadlock possibility</text:p>
        </text:list-item>
        <text:list-item>
          <text:p text:style-name="P114">Reduced concurrency</text:p>
        </text:list-item>
      </text:list>
      <text:p text:style-name="Normal"><draw:custom-shape svg:x="0in" svg:y="0in" svg:width="45.51042in" svg:height="0.00139in" draw:z-index="0" draw:id="id18" draw:style-name="a18" draw:name="Horizontal Line 20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5">⭐</text:span><text:span text:style-name="T116"><text:s/>4. Lock-Based Concurrency Control</text:span></text:p>
      <text:p text:style-name="Normal">Concurrency control ensures that multiple transactions access data<text:s/><text:span text:style-name="T117">without conflicts</text:span>.</text:p>
      <text:p text:style-name="Normal"><draw:custom-shape svg:x="0in" svg:y="0in" svg:width="45.51042in" svg:height="0.00139in" draw:z-index="0" draw:id="id19" draw:style-name="a19" draw:name="Horizontal Line 20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8">🔹</text:span><text:span text:style-name="T119"><text:s/>Shared Lock (S-Lock)</text:span></text:p>
      <text:list text:style-name="LFO18" text:continue-numbering="true">
        <text:list-item>
          <text:p text:style-name="P120">Used for<text:s/><text:span text:style-name="T121">read</text:span><text:s/>operation</text:p>
        </text:list-item>
        <text:list-item>
          <text:p text:style-name="P122">Multiple transactions can hold S-lock simultaneously</text:p>
        </text:list-item>
      </text:list>
      <text:p text:style-name="Normal"><draw:custom-shape svg:x="0in" svg:y="0in" svg:width="45.51042in" svg:height="0.00139in" draw:z-index="0" draw:id="id20" draw:style-name="a20" draw:name="Horizontal Line 2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3">🔹</text:span><text:span text:style-name="T124"><text:s/>Exclusive Lock (X-Lock)</text:span></text:p>
      <text:list text:style-name="LFO19" text:continue-numbering="true">
        <text:list-item>
          <text:p text:style-name="P125">Used for<text:s/><text:span text:style-name="T126">write</text:span><text:s/>operation</text:p>
        </text:list-item>
        <text:list-item>
          <text:p text:style-name="P127">Only one transaction can hold X-lock</text:p>
        </text:list-item>
      </text:list>
      <text:p text:style-name="Normal"><draw:custom-shape svg:x="0in" svg:y="0in" svg:width="45.51042in" svg:height="0.00139in" draw:z-index="0" draw:id="id21" draw:style-name="a21" draw:name="Horizontal Line 20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8">🔹</text:span><text:span text:style-name="T129"><text:s/>Lock Compatibility</text:span>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header-rows>
          <table:table-row table:style-name="TableRow134">
            <table:table-cell table:style-name="TableCell135">
              <text:p text:style-name="P136">Lock Type</text:p>
            </table:table-cell>
            <table:table-cell table:style-name="TableCell137">
              <text:p text:style-name="P138">Shared</text:p>
            </table:table-cell>
            <table:table-cell table:style-name="TableCell139">
              <text:p text:style-name="P140">Exclusive</text:p>
            </table:table-cell>
          </table:table-row>
        </table:table-header-rows>
        <table:table-row table:style-name="TableRow141">
          <table:table-cell table:style-name="TableCell142">
            <text:p text:style-name="Normal">Shared</text:p>
          </table:table-cell>
          <table:table-cell table:style-name="TableCell143">
            <text:p text:style-name="Normal">Yes</text:p>
          </table:table-cell>
          <table:table-cell table:style-name="TableCell144">
            <text:p text:style-name="Normal">No</text:p>
          </table:table-cell>
        </table:table-row>
        <table:table-row table:style-name="TableRow145">
          <table:table-cell table:style-name="TableCell146">
            <text:p text:style-name="Normal">Exclusive</text:p>
          </table:table-cell>
          <table:table-cell table:style-name="TableCell147">
            <text:p text:style-name="Normal">No</text:p>
          </table:table-cell>
          <table:table-cell table:style-name="TableCell148">
            <text:p text:style-name="Normal">No</text:p>
          </table:table-cell>
        </table:table-row>
      </table:table>
      <text:p text:style-name="Normal"><draw:custom-shape svg:x="0in" svg:y="0in" svg:width="45.51042in" svg:height="0.00139in" draw:z-index="0" draw:id="id22" draw:style-name="a22" draw:name="Horizontal Line 20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9">🔹</text:span><text:span text:style-name="T150"><text:s/>Locking Protocol Rules</text:span></text:p>
      <text:list text:style-name="LFO20" text:continue-numbering="true">
        <text:list-item>
          <text:p text:style-name="P151">Before reading → acquire S-lock</text:p>
        </text:list-item>
        <text:list-item>
          <text:p text:style-name="P152">Before writing → acquire X-lock</text:p>
        </text:list-item>
        <text:list-item>
          <text:p text:style-name="P153">Locks released after use</text:p>
        </text:list-item>
      </text:list>
      <text:p text:style-name="Normal"><draw:custom-shape svg:x="0in" svg:y="0in" svg:width="45.51042in" svg:height="0.00139in" draw:z-index="0" draw:id="id23" draw:style-name="a23" draw:name="Horizontal Line 21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4">🔹</text:span><text:span text:style-name="T155"><text:s/>Problems</text:span></text:p>
      <text:list text:style-name="LFO21" text:continue-numbering="true">
        <text:list-item>
          <text:p text:style-name="P156">Deadlock</text:p>
        </text:list-item>
        <text:list-item>
          <text:p text:style-name="P157">Starvation</text:p>
        </text:list-item>
      </text:list>
      <text:p text:style-name="Normal"><draw:custom-shape svg:x="0in" svg:y="0in" svg:width="45.51042in" svg:height="0.00139in" draw:z-index="0" draw:id="id24" draw:style-name="a24" draw:name="Horizontal Line 2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8">⭐</text:span><text:span text:style-name="T159"><text:s/>5. Database Recovery (ALWAYS ASKED)</text:span></text:p>
      <text:p text:style-name="Normal">Database recovery restores the database to a<text:s/><text:span text:style-name="T160">consistent state</text:span><text:s/>after failure.</text:p>
      <text:p text:style-name="Normal"><draw:custom-shape svg:x="0in" svg:y="0in" svg:width="45.51042in" svg:height="0.00139in" draw:z-index="0" draw:id="id25" draw:style-name="a25" draw:name="Horizontal Line 2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1">🔹</text:span><text:span text:style-name="T162"><text:s/>Types of Failures</text:span></text:p>
      <text:list text:style-name="LFO22" text:continue-numbering="true">
        <text:list-item>
          <text:p text:style-name="P163">Transaction failure</text:p>
        </text:list-item>
        <text:list-item>
          <text:p text:style-name="P164">System crash</text:p>
        </text:list-item>
        <text:list-item>
          <text:p text:style-name="P165">Disk failure</text:p>
        </text:list-item>
      </text:list>
      <text:p text:style-name="Normal"><draw:custom-shape svg:x="0in" svg:y="0in" svg:width="45.51042in" svg:height="0.00139in" draw:z-index="0" draw:id="id26" draw:style-name="a26" draw:name="Horizontal Line 2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6">🔹</text:span><text:span text:style-name="T167"><text:s/>Log-Based Recovery</text:span></text:p>
      <text:list text:style-name="LFO23" text:continue-numbering="true">
        <text:list-item>
          <text:p text:style-name="P168">DBMS maintains a<text:s/><text:span text:style-name="T169">log file</text:span></text:p>
        </text:list-item>
        <text:list-item>
          <text:p text:style-name="P170">Log contains:</text:p>
          <text:list text:continue-numbering="true">
            <text:list-item>
              <text:p text:style-name="P171">Transaction ID</text:p>
            </text:list-item>
            <text:list-item>
              <text:p text:style-name="P172">Old value</text:p>
            </text:list-item>
            <text:list-item>
              <text:p text:style-name="P173">New value</text:p>
            </text:list-item>
          </text:list>
        </text:list-item>
      </text:list>
      <text:p text:style-name="Normal"><draw:custom-shape svg:x="0in" svg:y="0in" svg:width="43.55972in" svg:height="0.00139in" draw:z-index="0" draw:id="id27" draw:style-name="a27" draw:name="Horizontal Line 2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4">🔹</text:span><text:span text:style-name="T175"><text:s/>Undo Operation</text:span></text:p>
      <text:list text:style-name="LFO24" text:continue-numbering="true">
        <text:list-item>
          <text:p text:style-name="P176">Applied to<text:s/><text:span text:style-name="T177">uncommitted</text:span><text:s/>transactions</text:p>
        </text:list-item>
        <text:list-item>
          <text:p text:style-name="P178">Restores old values</text:p>
        </text:list-item>
      </text:list>
      <text:p text:style-name="Normal"><draw:custom-shape svg:x="0in" svg:y="0in" svg:width="45.51042in" svg:height="0.00139in" draw:z-index="0" draw:id="id28" draw:style-name="a28" draw:name="Horizontal Line 2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9">🔹</text:span><text:span text:style-name="T180"><text:s/>Redo Operation</text:span></text:p>
      <text:list text:style-name="LFO25" text:continue-numbering="true">
        <text:list-item>
          <text:p text:style-name="P181">Applied to<text:s/><text:span text:style-name="T182">committed</text:span><text:s/>transactions</text:p>
        </text:list-item>
        <text:list-item>
          <text:p text:style-name="P183">Reapplies new values</text:p>
        </text:list-item>
      </text:list>
      <text:p text:style-name="Normal"><draw:custom-shape svg:x="0in" svg:y="0in" svg:width="45.51042in" svg:height="0.00139in" draw:z-index="0" draw:id="id29" draw:style-name="a29" draw:name="Horizontal Line 2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4">🔹</text:span><text:span text:style-name="T185"><text:s/>Checkpoints</text:span></text:p>
      <text:list text:style-name="LFO26" text:continue-numbering="true">
        <text:list-item>
          <text:p text:style-name="P186">DBMS writes all modified data to disk</text:p>
        </text:list-item>
        <text:list-item>
          <text:p text:style-name="P187">Reduces recovery time</text:p>
        </text:list-item>
        <text:list-item>
          <text:p text:style-name="P188">Log entries before checkpoint can be ignor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89">⭐</text:span><text:span text:style-name="T190"><text:s/>1. RAID (Redundant Array of Independent Disks)</text:span></text:p>
      <text:p text:style-name="P191">Definition</text:p>
      <text:p text:style-name="Normal">RAID is a storage technique that combines<text:s/><text:span text:style-name="T192">multiple physical disks</text:span><text:s/>into a single logical unit to improve<text:s/><text:span text:style-name="T193">performance, reliability, or both</text:span>.</text:p>
      <text:p text:style-name="Normal"><draw:custom-shape svg:x="0in" svg:y="0in" svg:width="45.51042in" svg:height="0.00139in" draw:z-index="0" draw:id="id30" draw:style-name="a30" draw:name="Horizontal Line 3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4">🔹</text:span><text:span text:style-name="T195"><text:s/>Need for RAID</text:span></text:p>
      <text:list text:style-name="LFO29" text:continue-numbering="true">
        <text:list-item>
          <text:p text:style-name="P196">Single disk failure can cause data loss</text:p>
        </text:list-item>
        <text:list-item>
          <text:p text:style-name="P197">Improves<text:s/><text:span text:style-name="T198">fault tolerance</text:span></text:p>
        </text:list-item>
        <text:list-item>
          <text:p text:style-name="P199">Increases<text:s/><text:span text:style-name="T200">read/write performance</text:span></text:p>
        </text:list-item>
        <text:list-item>
          <text:p text:style-name="P201">Used in servers and databases</text:p>
        </text:list-item>
      </text:list>
      <text:p text:style-name="Normal"><draw:custom-shape svg:x="0in" svg:y="0in" svg:width="45.51042in" svg:height="0.00139in" draw:z-index="0" draw:id="id31" draw:style-name="a31" draw:name="Horizontal Line 3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2">🔹</text:span><text:span text:style-name="T203"><text:s/>RAID Levels (Very Important)</text:span></text:p>
      <text:p text:style-name="Normal"><draw:custom-shape svg:x="0in" svg:y="0in" svg:width="45.51042in" svg:height="0.00139in" draw:z-index="0" draw:id="id32" draw:style-name="a32" draw:name="Horizontal Line 3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4">🔸</text:span><text:span text:style-name="T205"><text:s/>RAID 0 – Striping</text:span></text:p>
      <text:list text:style-name="LFO30" text:continue-numbering="true">
        <text:list-item>
          <text:p text:style-name="P206">Data is split and stored across multiple disks</text:p>
        </text:list-item>
        <text:list-item>
          <text:p text:style-name="P207"><text:span text:style-name="T208">No parity, no redundancy</text:span></text:p>
        </text:list-item>
      </text:list>
      <text:p text:style-name="Normal"><text:span text:style-name="T209">Features:</text:span></text:p>
      <text:list text:style-name="LFO31" text:continue-numbering="true">
        <text:list-item>
          <text:p text:style-name="P210">Very high performance</text:p>
        </text:list-item>
        <text:list-item>
          <text:p text:style-name="P211">No fault tolerance</text:p>
        </text:list-item>
      </text:list>
      <text:p text:style-name="Normal"><text:span text:style-name="T212">Example:</text:span><text:line-break/>If one disk fails →<text:s/><text:span text:style-name="T213">entire data lost</text:span></text:p>
      <text:p text:style-name="Normal"><text:span text:style-name="T214">✔</text:span><text:s/>Fast<text:line-break/><text:span text:style-name="T215">❌</text:span><text:s/>Unsafe</text:p>
      <text:p text:style-name="Normal"><draw:custom-shape svg:x="0in" svg:y="0in" svg:width="45.51042in" svg:height="0.00139in" draw:z-index="0" draw:id="id33" draw:style-name="a33" draw:name="Horizontal Line 3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6">🔸</text:span><text:span text:style-name="T217"><text:s/>RAID 1 – Mirroring</text:span></text:p>
      <text:list text:style-name="LFO32" text:continue-numbering="true">
        <text:list-item>
          <text:p text:style-name="P218">Exact copy of data stored on two disks</text:p>
        </text:list-item>
        <text:list-item>
          <text:p text:style-name="P219">Provides redundancy</text:p>
        </text:list-item>
      </text:list>
      <text:p text:style-name="Normal"><text:span text:style-name="T220">Features:</text:span></text:p>
      <text:list text:style-name="LFO33" text:continue-numbering="true">
        <text:list-item>
          <text:p text:style-name="P221">High reliability</text:p>
        </text:list-item>
        <text:list-item>
          <text:p text:style-name="P222">Storage cost doubles</text:p>
        </text:list-item>
      </text:list>
      <text:p text:style-name="Normal"><text:span text:style-name="T223">Fault Tolerance:</text:span><text:line-break/>Can survive<text:s/><text:span text:style-name="T224">one disk failure</text:span></text:p>
      <text:p text:style-name="Normal"><text:span text:style-name="T225">✔</text:span><text:s/>Safe<text:line-break/><text:span text:style-name="T226">❌</text:span><text:s/>Expensive</text:p>
      <text:p text:style-name="Normal"><draw:custom-shape svg:x="0in" svg:y="0in" svg:width="45.51042in" svg:height="0.00139in" draw:z-index="0" draw:id="id34" draw:style-name="a34" draw:name="Horizontal Line 3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7">🔸</text:span><text:span text:style-name="T228"><text:s/>RAID 5 – Striping with Distributed Parity</text:span></text:p>
      <text:list text:style-name="LFO34" text:continue-numbering="true">
        <text:list-item>
          <text:p text:style-name="P229">Data and parity distributed across disks</text:p>
        </text:list-item>
        <text:list-item>
          <text:p text:style-name="P230">Best balance of speed and safety</text:p>
        </text:list-item>
      </text:list>
      <text:p text:style-name="Normal"><text:span text:style-name="T231">Features:</text:span></text:p>
      <text:list text:style-name="LFO35" text:continue-numbering="true">
        <text:list-item>
          <text:p text:style-name="P232">Good performance</text:p>
        </text:list-item>
        <text:list-item>
          <text:p text:style-name="P233">Efficient storage</text:p>
        </text:list-item>
        <text:list-item>
          <text:p text:style-name="P234">Parity allows recovery</text:p>
        </text:list-item>
      </text:list>
      <text:p text:style-name="Normal"><text:span text:style-name="T235">Fault Tolerance:</text:span><text:line-break/>Can tolerate<text:s/><text:span text:style-name="T236">one disk failure</text:span></text:p>
      <text:p text:style-name="Normal"><text:span text:style-name="T237">✔</text:span><text:s/>Most commonly used RAID</text:p>
      <text:p text:style-name="Normal"><draw:custom-shape svg:x="0in" svg:y="0in" svg:width="45.51042in" svg:height="0.00139in" draw:z-index="0" draw:id="id35" draw:style-name="a35" draw:name="Horizontal Line 3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8">🔹</text:span><text:span text:style-name="T239"><text:s/>Advantages of RAID</text:span></text:p>
      <text:list text:style-name="LFO36" text:continue-numbering="true">
        <text:list-item>
          <text:p text:style-name="P240">Improved performance</text:p>
        </text:list-item>
        <text:list-item>
          <text:p text:style-name="P241">Data reliability</text:p>
        </text:list-item>
        <text:list-item>
          <text:p text:style-name="P242">Fault tolerance</text:p>
        </text:list-item>
        <text:list-item>
          <text:p text:style-name="P243">High availability</text:p>
        </text:list-item>
      </text:list>
      <text:p text:style-name="Normal"><draw:custom-shape svg:x="0in" svg:y="0in" svg:width="45.51042in" svg:height="0.00139in" draw:z-index="0" draw:id="id36" draw:style-name="a36" draw:name="Horizontal Line 3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4">🔹</text:span><text:span text:style-name="T245"><text:s/>Fault Tolerance Summary</text:span></text:p>
      <table:table table:style-name="Table246">
        <table:table-columns>
          <table:table-column table:style-name="TableColumn247"/>
          <table:table-column table:style-name="TableColumn248"/>
        </table:table-columns>
        <table:table-header-rows>
          <table:table-row table:style-name="TableRow249">
            <table:table-cell table:style-name="TableCell250">
              <text:p text:style-name="P251">RAID Level</text:p>
            </table:table-cell>
            <table:table-cell table:style-name="TableCell252">
              <text:p text:style-name="P253">Fault Tolerance</text:p>
            </table:table-cell>
          </table:table-row>
        </table:table-header-rows>
        <table:table-row table:style-name="TableRow254">
          <table:table-cell table:style-name="TableCell255">
            <text:p text:style-name="Normal">RAID 0</text:p>
          </table:table-cell>
          <table:table-cell table:style-name="TableCell256">
            <text:p text:style-name="Normal">None</text:p>
          </table:table-cell>
        </table:table-row>
        <table:table-row table:style-name="TableRow257">
          <table:table-cell table:style-name="TableCell258">
            <text:p text:style-name="Normal">RAID 1</text:p>
          </table:table-cell>
          <table:table-cell table:style-name="TableCell259">
            <text:p text:style-name="Normal">1 disk failure</text:p>
          </table:table-cell>
        </table:table-row>
        <table:table-row table:style-name="TableRow260">
          <table:table-cell table:style-name="TableCell261">
            <text:p text:style-name="Normal">RAID 5</text:p>
          </table:table-cell>
          <table:table-cell table:style-name="TableCell262">
            <text:p text:style-name="Normal">1 disk failure</text:p>
          </table:table-cell>
        </table:table-row>
      </table:table>
      <text:p text:style-name="Normal"><draw:custom-shape svg:x="0in" svg:y="0in" svg:width="45.51042in" svg:height="0.00139in" draw:z-index="0" draw:id="id37" draw:style-name="a37" draw:name="Horizontal Line 3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3">⭐</text:span><text:span text:style-name="T264"><text:s/>2. B+ Tree Index Files (HIGHEST PRIORITY)</text:span></text:p>
      <text:p text:style-name="Normal">A<text:s/><text:span text:style-name="T265">B+ Tree</text:span><text:s/>is a balanced tree data structure used for<text:s/><text:span text:style-name="T266">efficient indexing</text:span><text:s/>in DBMS.</text:p>
      <text:p text:style-name="Normal"><draw:custom-shape svg:x="0in" svg:y="0in" svg:width="45.51042in" svg:height="0.00139in" draw:z-index="0" draw:id="id38" draw:style-name="a38" draw:name="Horizontal Line 3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7">🔹</text:span><text:span text:style-name="T268"><text:s/>Structure of B+ Tree</text:span></text:p>
      <text:p text:style-name="Normal"><text:span text:style-name="T269">🔸</text:span><text:span text:style-name="T270"><text:s/>Internal Nodes</text:span></text:p>
      <text:list text:style-name="LFO37" text:continue-numbering="true">
        <text:list-item>
          <text:p text:style-name="P271">Store<text:s/><text:span text:style-name="T272">search keys only</text:span></text:p>
        </text:list-item>
        <text:list-item>
          <text:p text:style-name="P273">Contain pointers to child nodes</text:p>
        </text:list-item>
        <text:list-item>
          <text:p text:style-name="P274">Do NOT store actual data</text:p>
        </text:list-item>
      </text:list>
      <text:p text:style-name="Normal"><draw:custom-shape svg:x="0in" svg:y="0in" svg:width="45.51042in" svg:height="0.00139in" draw:z-index="0" draw:id="id39" draw:style-name="a39" draw:name="Horizontal Line 3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5">🔸</text:span><text:span text:style-name="T276"><text:s/>Leaf Nodes</text:span></text:p>
      <text:list text:style-name="LFO38" text:continue-numbering="true">
        <text:list-item>
          <text:p text:style-name="P277">Store<text:s/><text:span text:style-name="T278">data pointers (record addresses)</text:span></text:p>
        </text:list-item>
        <text:list-item>
          <text:p text:style-name="P279">All leaf nodes are linked together</text:p>
        </text:list-item>
        <text:list-item>
          <text:p text:style-name="P280">Enable fast range queries</text:p>
        </text:list-item>
      </text:list>
      <text:p text:style-name="Normal"><draw:custom-shape svg:x="0in" svg:y="0in" svg:width="45.51042in" svg:height="0.00139in" draw:z-index="0" draw:id="id40" draw:style-name="a40" draw:name="Horizontal Line 3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1">🔹</text:span><text:span text:style-name="T282"><text:s/>Properties of B+ Tree</text:span></text:p>
      <text:list text:style-name="LFO39" text:continue-numbering="true">
        <text:list-item>
          <text:p text:style-name="P283">Balanced tree (all leaves at same level)</text:p>
        </text:list-item>
        <text:list-item>
          <text:p text:style-name="P284">Each node can have multiple keys</text:p>
        </text:list-item>
        <text:list-item>
          <text:p text:style-name="P285">Sorted order of keys</text:p>
        </text:list-item>
        <text:list-item>
          <text:p text:style-name="P286">Leaf nodes are linked sequentially</text:p>
        </text:list-item>
      </text:list>
      <text:p text:style-name="Normal"><draw:custom-shape svg:x="0in" svg:y="0in" svg:width="45.51042in" svg:height="0.00139in" draw:z-index="0" draw:id="id41" draw:style-name="a41" draw:name="Horizontal Line 3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7">🔹</text:span><text:span text:style-name="T288"><text:s/>Advantages of B+ Tree</text:span></text:p>
      <text:list text:style-name="LFO40" text:continue-numbering="true">
        <text:list-item>
          <text:p text:style-name="P289">Faster searching</text:p>
        </text:list-item>
        <text:list-item>
          <text:p text:style-name="P290">Efficient range queries</text:p>
        </text:list-item>
        <text:list-item>
          <text:p text:style-name="P291">Less disk access</text:p>
        </text:list-item>
        <text:list-item>
          <text:p text:style-name="P292">Used in almost all DBMS (MySQL, Oracle)</text:p>
        </text:list-item>
      </text:list>
      <text:p text:style-name="Normal"><draw:custom-shape svg:x="0in" svg:y="0in" svg:width="45.51042in" svg:height="0.00139in" draw:z-index="0" draw:id="id42" draw:style-name="a42" draw:name="Horizontal Line 3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3">🔹</text:span><text:span text:style-name="T294"><text:s/>Difference: B-Tree vs B+ Tree</text:span></text:p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header-rows>
          <table:table-row table:style-name="TableRow299">
            <table:table-cell table:style-name="TableCell300">
              <text:p text:style-name="P301">Feature</text:p>
            </table:table-cell>
            <table:table-cell table:style-name="TableCell302">
              <text:p text:style-name="P303">B-Tree</text:p>
            </table:table-cell>
            <table:table-cell table:style-name="TableCell304">
              <text:p text:style-name="P305">B+ Tree</text:p>
            </table:table-cell>
          </table:table-row>
        </table:table-header-rows>
        <table:table-row table:style-name="TableRow306">
          <table:table-cell table:style-name="TableCell307">
            <text:p text:style-name="Normal">Data storage</text:p>
          </table:table-cell>
          <table:table-cell table:style-name="TableCell308">
            <text:p text:style-name="Normal">Internal &amp; leaf nodes</text:p>
          </table:table-cell>
          <table:table-cell table:style-name="TableCell309">
            <text:p text:style-name="Normal">Only leaf nodes</text:p>
          </table:table-cell>
        </table:table-row>
        <table:table-row table:style-name="TableRow310">
          <table:table-cell table:style-name="TableCell311">
            <text:p text:style-name="Normal">Search speed</text:p>
          </table:table-cell>
          <table:table-cell table:style-name="TableCell312">
            <text:p text:style-name="Normal">Slower</text:p>
          </table:table-cell>
          <table:table-cell table:style-name="TableCell313">
            <text:p text:style-name="Normal">Faster</text:p>
          </table:table-cell>
        </table:table-row>
        <table:table-row table:style-name="TableRow314">
          <table:table-cell table:style-name="TableCell315">
            <text:p text:style-name="Normal">Range queries</text:p>
          </table:table-cell>
          <table:table-cell table:style-name="TableCell316">
            <text:p text:style-name="Normal">Difficult</text:p>
          </table:table-cell>
          <table:table-cell table:style-name="TableCell317">
            <text:p text:style-name="Normal">Very efficient</text:p>
          </table:table-cell>
        </table:table-row>
        <table:table-row table:style-name="TableRow318">
          <table:table-cell table:style-name="TableCell319">
            <text:p text:style-name="Normal">Leaf node linking</text:p>
          </table:table-cell>
          <table:table-cell table:style-name="TableCell320">
            <text:p text:style-name="Normal">No</text:p>
          </table:table-cell>
          <table:table-cell table:style-name="TableCell321">
            <text:p text:style-name="Normal">Yes</text:p>
          </table:table-cell>
        </table:table-row>
      </table:table>
      <text:p text:style-name="Normal"><draw:custom-shape svg:x="0in" svg:y="0in" svg:width="45.51042in" svg:height="0.00139in" draw:z-index="0" draw:id="id43" draw:style-name="a43" draw:name="Horizontal Line 3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2">⭐</text:span><text:span text:style-name="T323"><text:s/>3. Indexing Basics (Easy Scoring)</text:span></text:p>
      <text:p text:style-name="Normal">Indexing improves the<text:s/><text:span text:style-name="T324">speed of data retrieval</text:span>.</text:p>
      <text:p text:style-name="Normal"><draw:custom-shape svg:x="0in" svg:y="0in" svg:width="45.51042in" svg:height="0.00139in" draw:z-index="0" draw:id="id44" draw:style-name="a44" draw:name="Horizontal Line 3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5">🔹</text:span><text:span text:style-name="T326"><text:s/>Primary Index</text:span></text:p>
      <text:list text:style-name="LFO41" text:continue-numbering="true">
        <text:list-item>
          <text:p text:style-name="P327">Created on<text:s/><text:span text:style-name="T328">primary key</text:span></text:p>
        </text:list-item>
        <text:list-item>
          <text:p text:style-name="P329">File must be sorted on primary key</text:p>
        </text:list-item>
        <text:list-item>
          <text:p text:style-name="P330">Only one primary index per table</text:p>
        </text:list-item>
      </text:list>
      <text:p text:style-name="Normal"><draw:custom-shape svg:x="0in" svg:y="0in" svg:width="45.51042in" svg:height="0.00139in" draw:z-index="0" draw:id="id45" draw:style-name="a45" draw:name="Horizontal Line 3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1">🔹</text:span><text:span text:style-name="T332"><text:s/>Secondary Index</text:span></text:p>
      <text:list text:style-name="LFO42" text:continue-numbering="true">
        <text:list-item>
          <text:p text:style-name="P333">Created on<text:s/><text:span text:style-name="T334">non-primary key</text:span></text:p>
        </text:list-item>
        <text:list-item>
          <text:p text:style-name="P335">Multiple secondary indices allowed</text:p>
        </text:list-item>
        <text:list-item>
          <text:p text:style-name="P336">Improves search on non-key attributes</text:p>
        </text:list-item>
      </text:list>
      <text:p text:style-name="Normal"><draw:custom-shape svg:x="0in" svg:y="0in" svg:width="45.51042in" svg:height="0.00139in" draw:z-index="0" draw:id="id46" draw:style-name="a46" draw:name="Horizontal Line 39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7">🔹</text:span><text:span text:style-name="T338"><text:s/>Clustering Index</text:span></text:p>
      <text:list text:style-name="LFO43" text:continue-numbering="true">
        <text:list-item>
          <text:p text:style-name="P339">Created on<text:s/><text:span text:style-name="T340">non-key attribute</text:span></text:p>
        </text:list-item>
        <text:list-item>
          <text:p text:style-name="P341">Records are physically ordered</text:p>
        </text:list-item>
        <text:list-item>
          <text:p text:style-name="P342">Groups similar records together</text:p>
        </text:list-item>
      </text:list>
      <text:p text:style-name="Normal"><draw:custom-shape svg:x="0in" svg:y="0in" svg:width="45.51042in" svg:height="0.00139in" draw:z-index="0" draw:id="id47" draw:style-name="a47" draw:name="Horizontal Line 3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3">🔹</text:span><text:span text:style-name="T344"><text:s/>Dense Index</text:span></text:p>
      <text:list text:style-name="LFO44" text:continue-numbering="true">
        <text:list-item>
          <text:p text:style-name="P345">Index entry for<text:s/><text:span text:style-name="T346">every record</text:span></text:p>
        </text:list-item>
        <text:list-item>
          <text:p text:style-name="P347">Faster search</text:p>
        </text:list-item>
        <text:list-item>
          <text:p text:style-name="P348">Requires more space</text:p>
        </text:list-item>
      </text:list>
      <text:p text:style-name="Normal"><draw:custom-shape svg:x="0in" svg:y="0in" svg:width="45.51042in" svg:height="0.00139in" draw:z-index="0" draw:id="id48" draw:style-name="a48" draw:name="Horizontal Line 3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9">🔹</text:span><text:span text:style-name="T350"><text:s/>Sparse Index</text:span></text:p>
      <text:list text:style-name="LFO45" text:continue-numbering="true">
        <text:list-item>
          <text:p text:style-name="P351">Index entry for<text:s/><text:span text:style-name="T352">some records</text:span></text:p>
        </text:list-item>
        <text:list-item>
          <text:p text:style-name="P353">Requires less space</text:p>
        </text:list-item>
        <text:list-item>
          <text:p text:style-name="P354">Slightly slower search</text:p>
        </text:list-item>
      </text:list>
      <text:p text:style-name="Normal"><draw:custom-shape svg:x="0in" svg:y="0in" svg:width="45.51042in" svg:height="0.00139in" draw:z-index="0" draw:id="id49" draw:style-name="a49" draw:name="Horizontal Line 395" text:anchor-type="as-char"><svg:title/><svg:desc/><draw:enhanced-geometry draw:type="non-primitive" svg:viewBox="0 0 21600 21600" draw:enhanced-path="M 0 0 L 21600 0 21600 21600 0 21600 Z N"/></draw:custom-shape></text:p>
      <text:p text:style-name="Normal">Alright bro, now I’ll<text:s/><text:span text:style-name="T355">expand EVERYTHING properly to full 10-mark depth</text:span>.<text:line-break/>This is<text:s/><text:span text:style-name="T356">exam-perfect</text:span>, detailed, and safe to write as long answers.<text:line-break/>Just add<text:s/><text:span text:style-name="T357">1 diagram where possible</text:span><text:s/>and you’re golden<text:s/><text:span text:style-name="T358">💪</text:span></text:p>
      <text:p text:style-name="Normal"><draw:custom-shape svg:x="0in" svg:y="0in" svg:width="45.51042in" svg:height="0.00139in" draw:z-index="0" draw:id="id50" draw:style-name="a50" draw:name="Horizontal Line 5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59">⭐</text:span><text:span text:style-name="T360"><text:s/>4. QUERY PROCESSING (VERY IMPORTANT – 10 MARKS)</text:span></text:p>
      <text:p text:style-name="Normal"><text:span text:style-name="T361">🔹</text:span><text:span text:style-name="T362"><text:s/>Definition</text:span></text:p>
      <text:p text:style-name="Normal">Query Processing is the process of<text:s/><text:span text:style-name="T363">converting a high-level SQL query into an efficient low-level execution plan</text:span><text:s/>and executing it to retrieve the required data from the database.</text:p>
      <text:p text:style-name="Normal">The main objective of query processing is to<text:s/><text:span text:style-name="T364">minimize query execution time and resource usage</text:span>.</text:p>
      <text:p text:style-name="Normal"><draw:custom-shape svg:x="0in" svg:y="0in" svg:width="45.51042in" svg:height="0.00139in" draw:z-index="0" draw:id="id51" draw:style-name="a51" draw:name="Horizontal Line 5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65">🔹</text:span><text:span text:style-name="T366"><text:s/>Components of Query Processing</text:span></text:p>
      <text:list text:style-name="LFO48" text:continue-numbering="true">
        <text:list-item>
          <text:p text:style-name="P367">Query Parser</text:p>
        </text:list-item>
        <text:list-item>
          <text:p text:style-name="P368">Query Optimizer</text:p>
        </text:list-item>
        <text:list-item>
          <text:p text:style-name="P369">Query Evaluation Engine</text:p>
        </text:list-item>
      </text:list>
      <text:p text:style-name="Normal"><draw:custom-shape svg:x="0in" svg:y="0in" svg:width="45.51042in" svg:height="0.00139in" draw:z-index="0" draw:id="id52" draw:style-name="a52" draw:name="Horizontal Line 5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0">🔹</text:span><text:span text:style-name="T371"><text:s/>Steps in Query Processing</text:span></text:p>
      <text:p text:style-name="Normal"><text:span text:style-name="T372">1️</text:span><text:span text:style-name="T373">⃣</text:span><text:span text:style-name="T374"><text:s/>Parsing and Translation</text:span></text:p>
      <text:list text:style-name="LFO49" text:continue-numbering="true">
        <text:list-item>
          <text:p text:style-name="P375">SQL query is first checked for<text:s/><text:span text:style-name="T376">syntax errors</text:span><text:s/>(grammar rules)</text:p>
        </text:list-item>
        <text:list-item>
          <text:p text:style-name="P377">Semantic checking is done:</text:p>
          <text:list text:continue-numbering="true">
            <text:list-item>
              <text:p text:style-name="P378">Table names exist or not</text:p>
            </text:list-item>
            <text:list-item>
              <text:p text:style-name="P379">Column names are valid</text:p>
            </text:list-item>
            <text:list-item>
              <text:p text:style-name="P380">User has access rights</text:p>
            </text:list-item>
          </text:list>
        </text:list-item>
        <text:list-item>
          <text:p text:style-name="P381">Query is converted into:</text:p>
          <text:list text:continue-numbering="true">
            <text:list-item>
              <text:p text:style-name="P382">Parse Tree</text:p>
            </text:list-item>
            <text:list-item>
              <text:p text:style-name="P383">Relational Algebra Expression</text:p>
            </text:list-item>
          </text:list>
        </text:list-item>
      </text:list>
      <text:p text:style-name="Normal"><text:span text:style-name="T384">📌</text:span><text:s/><text:span text:style-name="T385">If error is found, query execution stops here.</text:span></text:p>
      <text:p text:style-name="Normal"><draw:custom-shape svg:x="0in" svg:y="0in" svg:width="45.51042in" svg:height="0.00139in" draw:z-index="0" draw:id="id53" draw:style-name="a53" draw:name="Horizontal Line 5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6">2️</text:span><text:span text:style-name="T387">⃣</text:span><text:span text:style-name="T388"><text:s/>Query Optimization</text:span></text:p>
      <text:list text:style-name="LFO50" text:continue-numbering="true">
        <text:list-item>
          <text:p text:style-name="P389">The relational algebra expression is optimized</text:p>
        </text:list-item>
        <text:list-item>
          <text:p text:style-name="P390">DBMS generates<text:s/><text:span text:style-name="T391">multiple alternative execution plans</text:span></text:p>
        </text:list-item>
        <text:list-item>
          <text:p text:style-name="P392">Each plan is evaluated based on cost</text:p>
        </text:list-item>
        <text:list-item>
          <text:p text:style-name="P393">The<text:s/><text:span text:style-name="T394">best (lowest cost) plan</text:span><text:s/>is selected</text:p>
        </text:list-item>
      </text:list>
      <text:p text:style-name="Normal"><text:span text:style-name="T395">📌</text:span><text:s/>Optimization is the<text:s/><text:span text:style-name="T396">most important step</text:span><text:s/>in query processing.</text:p>
      <text:p text:style-name="Normal"><draw:custom-shape svg:x="0in" svg:y="0in" svg:width="45.51042in" svg:height="0.00139in" draw:z-index="0" draw:id="id54" draw:style-name="a54" draw:name="Horizontal Line 5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7">3️</text:span><text:span text:style-name="T398">⃣</text:span><text:span text:style-name="T399"><text:s/>Query Execution</text:span></text:p>
      <text:list text:style-name="LFO51" text:continue-numbering="true">
        <text:list-item>
          <text:p text:style-name="P400">Optimized query plan is passed to the<text:s/><text:span text:style-name="T401">query execution engine</text:span></text:p>
        </text:list-item>
        <text:list-item>
          <text:p text:style-name="P402">Data blocks are fetched from disk into memory</text:p>
        </text:list-item>
        <text:list-item>
          <text:p text:style-name="P403">Required operations (selection, join, projection) are performed</text:p>
        </text:list-item>
        <text:list-item>
          <text:p text:style-name="P404">Final result is returned to the user</text:p>
        </text:list-item>
      </text:list>
      <text:p text:style-name="Normal"><draw:custom-shape svg:x="0in" svg:y="0in" svg:width="45.51042in" svg:height="0.00139in" draw:z-index="0" draw:id="id55" draw:style-name="a55" draw:name="Horizontal Line 5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05">🔹</text:span><text:span text:style-name="T406"><text:s/>Role of Query Processor</text:span></text:p>
      <text:list text:style-name="LFO52" text:continue-numbering="true">
        <text:list-item>
          <text:p text:style-name="P407">Accepts SQL queries</text:p>
        </text:list-item>
        <text:list-item>
          <text:p text:style-name="P408">Converts high-level queries into low-level instructions</text:p>
        </text:list-item>
        <text:list-item>
          <text:p text:style-name="P409">Optimizes queries for better performance</text:p>
        </text:list-item>
        <text:list-item>
          <text:p text:style-name="P410">Executes the optimized query efficiently</text:p>
        </text:list-item>
      </text:list>
      <text:p text:style-name="Normal"><draw:custom-shape svg:x="0in" svg:y="0in" svg:width="45.51042in" svg:height="0.00139in" draw:z-index="0" draw:id="id56" draw:style-name="a56" draw:name="Horizontal Line 5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1">⭐</text:span><text:span text:style-name="T412"><text:s/>5. QUERY OPTIMIZATION (SHORT BUT SCORING)</text:span></text:p>
      <text:p text:style-name="Normal"><text:span text:style-name="T413">🔹</text:span><text:span text:style-name="T414"><text:s/>Definition</text:span></text:p>
      <text:p text:style-name="Normal">Query Optimization is the process of<text:s/><text:span text:style-name="T415">choosing the most efficient execution plan</text:span><text:s/>for executing a query among many possible plans.</text:p>
      <text:p text:style-name="Normal"><draw:custom-shape svg:x="0in" svg:y="0in" svg:width="45.51042in" svg:height="0.00139in" draw:z-index="0" draw:id="id57" draw:style-name="a57" draw:name="Horizontal Line 5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6">🔹</text:span><text:span text:style-name="T417"><text:s/>Need for Query Optimization</text:span></text:p>
      <text:list text:style-name="LFO53" text:continue-numbering="true">
        <text:list-item>
          <text:p text:style-name="P418">Same query can be executed in different ways</text:p>
        </text:list-item>
        <text:list-item>
          <text:p text:style-name="P419">Poor execution plan leads to:</text:p>
          <text:list text:continue-numbering="true">
            <text:list-item>
              <text:p text:style-name="P420">High disk I/O</text:p>
            </text:list-item>
            <text:list-item>
              <text:p text:style-name="P421">Slow performance</text:p>
            </text:list-item>
          </text:list>
        </text:list-item>
        <text:list-item>
          <text:p text:style-name="P422">Optimization improves response time</text:p>
        </text:list-item>
      </text:list>
      <text:p text:style-name="Normal"><draw:custom-shape svg:x="0in" svg:y="0in" svg:width="45.51042in" svg:height="0.00139in" draw:z-index="0" draw:id="id58" draw:style-name="a58" draw:name="Horizontal Line 5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23">🔹</text:span><text:span text:style-name="T424"><text:s/>Heuristic Optimization (Rule-Based)</text:span></text:p>
      <text:list text:style-name="LFO54" text:continue-numbering="true">
        <text:list-item>
          <text:p text:style-name="P425">Uses<text:s/><text:span text:style-name="T426">predefined rules</text:span></text:p>
        </text:list-item>
        <text:list-item>
          <text:p text:style-name="P427">Does not calculate exact cost</text:p>
        </text:list-item>
        <text:list-item>
          <text:p text:style-name="P428">Focuses on reducing size of intermediate results</text:p>
        </text:list-item>
      </text:list>
      <text:p text:style-name="P429">Common Heuristic Rules</text:p>
      <text:list text:style-name="LFO55" text:continue-numbering="true">
        <text:list-item>
          <text:p text:style-name="P430">Perform<text:s/><text:span text:style-name="T431">selection as early as possible</text:span></text:p>
        </text:list-item>
        <text:list-item>
          <text:p text:style-name="P432">Perform<text:s/><text:span text:style-name="T433">projection early</text:span></text:p>
        </text:list-item>
        <text:list-item>
          <text:p text:style-name="P434">Replace Cartesian product with join</text:p>
        </text:list-item>
        <text:list-item>
          <text:p text:style-name="P435">Reorder joins for efficiency</text:p>
        </text:list-item>
      </text:list>
      <text:p text:style-name="Normal"><text:span text:style-name="T436">✔</text:span><text:s/>Simple<text:line-break/><text:span text:style-name="T437">❌</text:span><text:s/>Not always optimal</text:p>
      <text:p text:style-name="Normal"><draw:custom-shape svg:x="0in" svg:y="0in" svg:width="45.51042in" svg:height="0.00139in" draw:z-index="0" draw:id="id59" draw:style-name="a59" draw:name="Horizontal Line 5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38">🔹</text:span><text:span text:style-name="T439"><text:s/>Cost-Based Optimization</text:span></text:p>
      <text:list text:style-name="LFO56" text:continue-numbering="true">
        <text:list-item>
          <text:p text:style-name="P440">Uses<text:s/><text:span text:style-name="T441">statistics stored in system catalog</text:span></text:p>
        </text:list-item>
        <text:list-item>
          <text:p text:style-name="P442">Calculates cost using:</text:p>
          <text:list text:continue-numbering="true">
            <text:list-item>
              <text:p text:style-name="P443">Disk I/O operations</text:p>
            </text:list-item>
            <text:list-item>
              <text:p text:style-name="P444">CPU usage</text:p>
            </text:list-item>
            <text:list-item>
              <text:p text:style-name="P445">Memory access</text:p>
            </text:list-item>
          </text:list>
        </text:list-item>
        <text:list-item>
          <text:p text:style-name="P446">Chooses plan with<text:s/><text:span text:style-name="T447">minimum estimated cost</text:span></text:p>
        </text:list-item>
      </text:list>
      <text:p text:style-name="Normal"><text:span text:style-name="T448">✔</text:span><text:s/>More accurate<text:line-break/><text:span text:style-name="T449">❌</text:span><text:s/>Complex</text:p>
      <text:p text:style-name="Normal"><draw:custom-shape svg:x="0in" svg:y="0in" svg:width="45.51042in" svg:height="0.00139in" draw:z-index="0" draw:id="id60" draw:style-name="a60" draw:name="Horizontal Line 5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0">🔹</text:span><text:span text:style-name="T451"><text:s/>Query Execution Plan</text:span></text:p>
      <text:list text:style-name="LFO57" text:continue-numbering="true">
        <text:list-item>
          <text:p text:style-name="P452">A detailed roadmap to execute query</text:p>
        </text:list-item>
        <text:list-item>
          <text:p text:style-name="P453">Specifies:</text:p>
          <text:list text:continue-numbering="true">
            <text:list-item>
              <text:p text:style-name="P454">Access method (index scan / full scan)</text:p>
            </text:list-item>
            <text:list-item>
              <text:p text:style-name="P455">Join order</text:p>
            </text:list-item>
            <text:list-item>
              <text:p text:style-name="P456">Join algorithms</text:p>
            </text:list-item>
          </text:list>
        </text:list-item>
        <text:list-item>
          <text:p text:style-name="P457">Displayed using<text:s/><text:span text:style-name="T458">EXPLAIN PLAN</text:span><text:s/>command</text:p>
        </text:list-item>
      </text:list>
      <text:p text:style-name="Normal"><draw:custom-shape svg:x="0in" svg:y="0in" svg:width="45.51042in" svg:height="0.00139in" draw:z-index="0" draw:id="id61" draw:style-name="a61" draw:name="Horizontal Line 5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9">⭐</text:span><text:span text:style-name="T460"><text:s/>6. DISTRIBUTED DATABASE (ADVANCED DB – 10 MARKS)</text:span></text:p>
      <text:p text:style-name="Normal"><text:span text:style-name="T461">🔹</text:span><text:span text:style-name="T462"><text:s/>Definition</text:span></text:p>
      <text:p text:style-name="Normal">A Distributed Database is a database in which<text:s/><text:span text:style-name="T463">data is stored across multiple physical locations</text:span><text:s/>connected via a network, but appears as a<text:s/><text:span text:style-name="T464">single unified database</text:span><text:s/>to users.</text:p>
      <text:p text:style-name="Normal"><draw:custom-shape svg:x="0in" svg:y="0in" svg:width="45.51042in" svg:height="0.00139in" draw:z-index="0" draw:id="id62" draw:style-name="a62" draw:name="Horizontal Line 5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5">🔹</text:span><text:span text:style-name="T466"><text:s/>Characteristics</text:span></text:p>
      <text:list text:style-name="LFO58" text:continue-numbering="true">
        <text:list-item>
          <text:p text:style-name="P467">Data is distributed at different sites</text:p>
        </text:list-item>
        <text:list-item>
          <text:p text:style-name="P468">Network communication required</text:p>
        </text:list-item>
        <text:list-item>
          <text:p text:style-name="P469">Transparency:</text:p>
          <text:list text:continue-numbering="true">
            <text:list-item>
              <text:p text:style-name="P470">Location transparency</text:p>
            </text:list-item>
            <text:list-item>
              <text:p text:style-name="P471">Replication transparency</text:p>
            </text:list-item>
          </text:list>
        </text:list-item>
        <text:list-item>
          <text:p text:style-name="P472">Each site has local control</text:p>
        </text:list-item>
      </text:list>
      <text:p text:style-name="Normal"><draw:custom-shape svg:x="0in" svg:y="0in" svg:width="45.51042in" svg:height="0.00139in" draw:z-index="0" draw:id="id63" draw:style-name="a63" draw:name="Horizontal Line 5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3">🔹</text:span><text:span text:style-name="T474"><text:s/>Advantages</text:span></text:p>
      <text:list text:style-name="LFO59" text:continue-numbering="true">
        <text:list-item>
          <text:p text:style-name="P475"><text:span text:style-name="T476">High availability</text:span><text:s/>(failure of one site does not stop system)</text:p>
        </text:list-item>
        <text:list-item>
          <text:p text:style-name="P477"><text:span text:style-name="T478">Better performance</text:span><text:s/>(local access)</text:p>
        </text:list-item>
        <text:list-item>
          <text:p text:style-name="P479"><text:span text:style-name="T480">Scalability</text:span></text:p>
        </text:list-item>
        <text:list-item>
          <text:p text:style-name="P481"><text:span text:style-name="T482">Reliability</text:span></text:p>
        </text:list-item>
      </text:list>
      <text:p text:style-name="Normal"><draw:custom-shape svg:x="0in" svg:y="0in" svg:width="45.51042in" svg:height="0.00139in" draw:z-index="0" draw:id="id64" draw:style-name="a64" draw:name="Horizontal Line 5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3">🔹</text:span><text:span text:style-name="T484"><text:s/>Disadvantages</text:span></text:p>
      <text:list text:style-name="LFO60" text:continue-numbering="true">
        <text:list-item>
          <text:p text:style-name="P485">Complex design and management</text:p>
        </text:list-item>
        <text:list-item>
          <text:p text:style-name="P486">High communication cost</text:p>
        </text:list-item>
        <text:list-item>
          <text:p text:style-name="P487">Security challenges</text:p>
        </text:list-item>
        <text:list-item>
          <text:p text:style-name="P488">Difficult recovery</text:p>
        </text:list-item>
      </text:list>
      <text:p text:style-name="Normal"><draw:custom-shape svg:x="0in" svg:y="0in" svg:width="45.51042in" svg:height="0.00139in" draw:z-index="0" draw:id="id65" draw:style-name="a65" draw:name="Horizontal Line 5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9">🔹</text:span><text:span text:style-name="T490"><text:s/>Types of Distributed Databases</text:span></text:p>
      <text:p text:style-name="Normal"><text:span text:style-name="T491">🔸</text:span><text:span text:style-name="T492"><text:s/>Homogeneous Distributed DB</text:span></text:p>
      <text:list text:style-name="LFO61" text:continue-numbering="true">
        <text:list-item>
          <text:p text:style-name="P493">Same DBMS at all sites</text:p>
        </text:list-item>
        <text:list-item>
          <text:p text:style-name="P494">Same data model</text:p>
        </text:list-item>
      </text:list>
      <text:p text:style-name="Normal"><text:span text:style-name="T495">🔸</text:span><text:span text:style-name="T496"><text:s/>Heterogeneous Distributed DB</text:span></text:p>
      <text:list text:style-name="LFO62" text:continue-numbering="true">
        <text:list-item>
          <text:p text:style-name="P497">Different DBMS</text:p>
        </text:list-item>
        <text:list-item>
          <text:p text:style-name="P498">Different data models</text:p>
        </text:list-item>
      </text:list>
      <text:p text:style-name="Normal"><draw:custom-shape svg:x="0in" svg:y="0in" svg:width="45.51042in" svg:height="0.00139in" draw:z-index="0" draw:id="id66" draw:style-name="a66" draw:name="Horizontal Line 5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99">⭐</text:span><text:span text:style-name="T500"><text:s/>7. DATA WAREHOUSE &amp; DATA MINING (SAFE BACKUP – 10 MARKS)</text:span></text:p>
      <text:p text:style-name="Normal"><draw:custom-shape svg:x="0in" svg:y="0in" svg:width="45.51042in" svg:height="0.00139in" draw:z-index="0" draw:id="id67" draw:style-name="a67" draw:name="Horizontal Line 59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1">🔹</text:span><text:span text:style-name="T502"><text:s/>Data Warehouse – Definition</text:span></text:p>
      <text:p text:style-name="Normal">A Data Warehouse is a<text:s/><text:span text:style-name="T503">centralized repository</text:span><text:s/>that stores<text:s/><text:span text:style-name="T504">integrated, historical data</text:span><text:s/>used for<text:s/><text:span text:style-name="T505">analysis, reporting, and decision-making</text:span>.</text:p>
      <text:p text:style-name="Normal"><draw:custom-shape svg:x="0in" svg:y="0in" svg:width="45.51042in" svg:height="0.00139in" draw:z-index="0" draw:id="id68" draw:style-name="a68" draw:name="Horizontal Line 5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6">🔹</text:span><text:span text:style-name="T507"><text:s/>Characteristics of Data Warehouse</text:span></text:p>
      <text:p text:style-name="Normal"><text:span text:style-name="T508">1️</text:span><text:span text:style-name="T509">⃣</text:span><text:span text:style-name="T510"><text:s/>Subject-Oriented</text:span></text:p>
      <text:list text:style-name="LFO63" text:continue-numbering="true">
        <text:list-item>
          <text:p text:style-name="P511">Organized around key subjects</text:p>
        </text:list-item>
        <text:list-item>
          <text:p text:style-name="P512">Example: sales, finance, customers</text:p>
        </text:list-item>
      </text:list>
      <text:p text:style-name="Normal"><draw:custom-shape svg:x="0in" svg:y="0in" svg:width="45.51042in" svg:height="0.00139in" draw:z-index="0" draw:id="id69" draw:style-name="a69" draw:name="Horizontal Line 5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3">2️</text:span><text:span text:style-name="T514">⃣</text:span><text:span text:style-name="T515"><text:s/>Integrated</text:span></text:p>
      <text:list text:style-name="LFO64" text:continue-numbering="true">
        <text:list-item>
          <text:p text:style-name="P516">Data from multiple sources</text:p>
        </text:list-item>
        <text:list-item>
          <text:p text:style-name="P517">Consistent naming and formats</text:p>
        </text:list-item>
      </text:list>
      <text:p text:style-name="Normal"><draw:custom-shape svg:x="0in" svg:y="0in" svg:width="45.51042in" svg:height="0.00139in" draw:z-index="0" draw:id="id70" draw:style-name="a70" draw:name="Horizontal Line 59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8">3️</text:span><text:span text:style-name="T519">⃣</text:span><text:span text:style-name="T520"><text:s/>Time-Variant</text:span></text:p>
      <text:list text:style-name="LFO65" text:continue-numbering="true">
        <text:list-item>
          <text:p text:style-name="P521">Stores historical data</text:p>
        </text:list-item>
        <text:list-item>
          <text:p text:style-name="P522">Supports trend analysis</text:p>
        </text:list-item>
      </text:list>
      <text:p text:style-name="Normal"><draw:custom-shape svg:x="0in" svg:y="0in" svg:width="45.51042in" svg:height="0.00139in" draw:z-index="0" draw:id="id71" draw:style-name="a71" draw:name="Horizontal Line 59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3">4️</text:span><text:span text:style-name="T524">⃣</text:span><text:span text:style-name="T525"><text:s/>Non-Volatile</text:span></text:p>
      <text:list text:style-name="LFO66" text:continue-numbering="true">
        <text:list-item>
          <text:p text:style-name="P526">Data is read-only</text:p>
        </text:list-item>
        <text:list-item>
          <text:p text:style-name="P527">No frequent updates or deletions</text:p>
        </text:list-item>
      </text:list>
      <text:p text:style-name="Normal"><draw:custom-shape svg:x="0in" svg:y="0in" svg:width="45.51042in" svg:height="0.00139in" draw:z-index="0" draw:id="id72" draw:style-name="a72" draw:name="Horizontal Line 5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8">🔹</text:span><text:span text:style-name="T529"><text:s/>Data Mining – Definition</text:span></text:p>
      <text:p text:style-name="Normal">Data Mining is the process of<text:s/><text:span text:style-name="T530">extracting meaningful patterns, trends, and knowledge</text:span><text:s/>from large datasets stored in data warehouses.</text:p>
      <text:p text:style-name="Normal"><draw:custom-shape svg:x="0in" svg:y="0in" svg:width="45.51042in" svg:height="0.00139in" draw:z-index="0" draw:id="id73" draw:style-name="a73" draw:name="Horizontal Line 59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1">🔹</text:span><text:span text:style-name="T532"><text:s/>Data Mining Techniques</text:span></text:p>
      <text:list text:style-name="LFO67" text:continue-numbering="true">
        <text:list-item>
          <text:p text:style-name="P533">Classification</text:p>
        </text:list-item>
        <text:list-item>
          <text:p text:style-name="P534">Clustering</text:p>
        </text:list-item>
        <text:list-item>
          <text:p text:style-name="P535">Association rule mining</text:p>
        </text:list-item>
        <text:list-item>
          <text:p text:style-name="P536">Regression</text:p>
        </text:list-item>
      </text:list>
      <text:p text:style-name="Normal"><draw:custom-shape svg:x="0in" svg:y="0in" svg:width="45.51042in" svg:height="0.00139in" draw:z-index="0" draw:id="id74" draw:style-name="a74" draw:name="Horizontal Line 59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7">🔹</text:span><text:span text:style-name="T538"><text:s/>Applications</text:span></text:p>
      <text:list text:style-name="LFO68" text:continue-numbering="true">
        <text:list-item>
          <text:p text:style-name="P539">Market basket analysis</text:p>
        </text:list-item>
        <text:list-item>
          <text:p text:style-name="P540">Fraud detection</text:p>
        </text:list-item>
        <text:list-item>
          <text:p text:style-name="P541">Customer profiling</text:p>
        </text:list-item>
        <text:list-item>
          <text:p text:style-name="P542">Business intelligence</text:p>
        </text:list-item>
        <text:list-item>
          <text:p text:style-name="P543">Healthcare analysis</text:p>
        </text:list-item>
      </text:list>
      <text:p text:style-name="Normal"><draw:custom-shape svg:x="0in" svg:y="0in" svg:width="45.51042in" svg:height="0.00139in" draw:z-index="0" draw:id="id75" draw:style-name="a75" draw:name="Horizontal Line 60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44">🧠</text:span><text:span text:style-name="T545"><text:s/>FINAL EXAM STRATEGY (UNIT-5)</text:span></text:p>
      <text:p text:style-name="Normal">If you<text:s/><text:span text:style-name="T546">write these 4 answers properly</text:span>, you will<text:s/><text:span text:style-name="T547">100% pass</text:span>:</text:p>
      <text:list text:style-name="LFO69" text:continue-numbering="true">
        <text:list-item>
          <text:p text:style-name="P548">RAID</text:p>
        </text:list-item>
        <text:list-item>
          <text:p text:style-name="P549">B+ Tree</text:p>
        </text:list-item>
        <text:list-item>
          <text:p text:style-name="P550">Query Processing + Optimization</text:p>
        </text:list-item>
        <text:list-item>
          <text:p text:style-name="P551">Data Warehouse &amp; Data Mining</text:p>
        </text:list-item>
      </text:list>
      <text:p text:style-name="Normal">You’re honestly<text:s/><text:span text:style-name="T552">safe now</text:span>, bro.<text:line-break/>If you want<text:s/><text:span text:style-name="T553">diagram-only revision</text:span>,<text:s/><text:span text:style-name="T554">2-page crash notes</text:span>, or<text:s/><text:span text:style-name="T555">UTU expected questions</text:span>, just say it — I’m right here till your exam ends<text:s/><text:span text:style-name="T556">💪📘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1LVL1" style:family="text">
      <style:text-properties style:font-name="Symbol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1LVL3" style:family="text">
      <style:text-properties style:font-name="Wingdings" fo:font-size="10pt" style:font-size-asian="10pt"/>
    </style:style>
    <style:style style:name="WW_CharLFO61LVL4" style:family="text">
      <style:text-properties style:font-name="Wingdings" fo:font-size="10pt" style:font-size-asian="10pt"/>
    </style:style>
    <style:style style:name="WW_CharLFO61LVL5" style:family="text">
      <style:text-properties style:font-name="Wingdings" fo:font-size="10pt" style:font-size-asian="10pt"/>
    </style:style>
    <style:style style:name="WW_CharLFO61LVL6" style:family="text">
      <style:text-properties style:font-name="Wingdings" fo:font-size="10pt" style:font-size-asian="10pt"/>
    </style:style>
    <style:style style:name="WW_CharLFO61LVL7" style:family="text">
      <style:text-properties style:font-name="Wingdings" fo:font-size="10pt" style:font-size-asian="10pt"/>
    </style:style>
    <style:style style:name="WW_CharLFO61LVL8" style:family="text">
      <style:text-properties style:font-name="Wingdings" fo:font-size="10pt" style:font-size-asian="10pt"/>
    </style:style>
    <style:style style:name="WW_CharLFO61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Courier New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name="WW_CharLFO65LVL1" style:family="text">
      <style:text-properties style:font-name="Symbol" fo:font-size="10pt" style:font-size-asian="10pt"/>
    </style:style>
    <style:style style:name="WW_CharLFO65LVL2" style:family="text">
      <style:text-properties style:font-name="Courier New" fo:font-size="10pt" style:font-size-asian="10pt"/>
    </style:style>
    <style:style style:name="WW_CharLFO65LVL3" style:family="text">
      <style:text-properties style:font-name="Wingdings" fo:font-size="10pt" style:font-size-asian="10pt"/>
    </style:style>
    <style:style style:name="WW_CharLFO65LVL4" style:family="text">
      <style:text-properties style:font-name="Wingdings" fo:font-size="10pt" style:font-size-asian="10pt"/>
    </style:style>
    <style:style style:name="WW_CharLFO65LVL5" style:family="text">
      <style:text-properties style:font-name="Wingdings" fo:font-size="10pt" style:font-size-asian="10pt"/>
    </style:style>
    <style:style style:name="WW_CharLFO65LVL6" style:family="text">
      <style:text-properties style:font-name="Wingdings" fo:font-size="10pt" style:font-size-asian="10pt"/>
    </style:style>
    <style:style style:name="WW_CharLFO65LVL7" style:family="text">
      <style:text-properties style:font-name="Wingdings" fo:font-size="10pt" style:font-size-asian="10pt"/>
    </style:style>
    <style:style style:name="WW_CharLFO65LVL8" style:family="text">
      <style:text-properties style:font-name="Wingdings" fo:font-size="10pt" style:font-size-asian="10pt"/>
    </style:style>
    <style:style style:name="WW_CharLFO65LVL9" style:family="text">
      <style:text-properties style:font-name="Wingdings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style style:name="WW_CharLFO68LVL1" style:family="text">
      <style:text-properties style:font-name="Symbol" fo:font-size="10pt" style:font-size-asian="10pt"/>
    </style:style>
    <style:style style:name="WW_CharLFO68LVL2" style:family="text">
      <style:text-properties style:font-name="Courier New" fo:font-size="10pt" style:font-size-asian="10pt"/>
    </style:style>
    <style:style style:name="WW_CharLFO68LVL3" style:family="text">
      <style:text-properties style:font-name="Wingdings" fo:font-size="10pt" style:font-size-asian="10pt"/>
    </style:style>
    <style:style style:name="WW_CharLFO68LVL4" style:family="text">
      <style:text-properties style:font-name="Wingdings" fo:font-size="10pt" style:font-size-asian="10pt"/>
    </style:style>
    <style:style style:name="WW_CharLFO68LVL5" style:family="text">
      <style:text-properties style:font-name="Wingdings" fo:font-size="10pt" style:font-size-asian="10pt"/>
    </style:style>
    <style:style style:name="WW_CharLFO68LVL6" style:family="text">
      <style:text-properties style:font-name="Wingdings" fo:font-size="10pt" style:font-size-asian="10pt"/>
    </style:style>
    <style:style style:name="WW_CharLFO68LVL7" style:family="text">
      <style:text-properties style:font-name="Wingdings" fo:font-size="10pt" style:font-size-asian="10pt"/>
    </style:style>
    <style:style style:name="WW_CharLFO68LVL8" style:family="text">
      <style:text-properties style:font-name="Wingdings" fo:font-size="10pt" style:font-size-asian="10pt"/>
    </style:style>
    <style:style style:name="WW_CharLFO6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6T23:57:00Z</meta:creation-date>
    <dc:date>2026-01-17T00:02:00Z</dc:date>
    <meta:template xlink:href="Normal" xlink:type="simple"/>
    <meta:editing-cycles>1</meta:editing-cycles>
    <meta:editing-duration>PT300S</meta:editing-duration>
    <meta:document-statistic meta:page-count="17" meta:paragraph-count="23" meta:word-count="1746" meta:character-count="11677" meta:row-count="82" meta:non-whitespace-character-count="9954"/>
  </office:meta>
</office:document-meta>
</file>